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3c4a52" officeooo:paragraph-rsid="00ebb972"/>
    </style:style>
    <style:style style:name="P2" style:family="paragraph" style:parent-style-name="Text_20_body">
      <style:text-properties style:use-window-font-color="true" fo:language="en" fo:country="US" officeooo:rsid="003e83f0" officeooo:paragraph-rsid="00ebb972"/>
    </style:style>
    <style:style style:name="P3" style:family="paragraph" style:parent-style-name="Text_20_body">
      <style:text-properties style:use-window-font-color="true" fo:language="en" fo:country="US" officeooo:rsid="00556e2b" officeooo:paragraph-rsid="00ebb972"/>
    </style:style>
    <style:style style:name="P4" style:family="paragraph" style:parent-style-name="Text_20_body">
      <style:text-properties fo:language="en" fo:country="US" officeooo:paragraph-rsid="00ebb972"/>
    </style:style>
    <style:style style:name="P5" style:family="paragraph" style:parent-style-name="Text_20_body">
      <style:text-properties style:use-window-font-color="true" fo:language="en" fo:country="US" fo:font-style="italic" officeooo:rsid="00556e2b" officeooo:paragraph-rsid="00ebb972" fo:background-color="#ffff00" style:font-style-asian="italic" style:font-style-complex="italic"/>
    </style:style>
    <style:style style:name="P6" style:family="paragraph" style:parent-style-name="Text_20_body">
      <style:text-properties style:use-window-font-color="true" fo:language="en" fo:country="US" officeooo:rsid="00ada2fa" officeooo:paragraph-rsid="00ebb972" fo:background-color="#ffff00"/>
    </style:style>
    <style:style style:name="P7" style:family="paragraph" style:parent-style-name="Heading_20_2">
      <style:text-properties style:use-window-font-color="true" fo:language="en" fo:country="US" officeooo:rsid="00891e8c" officeooo:paragraph-rsid="00a109f5"/>
    </style:style>
    <style:style style:name="P8" style:family="paragraph" style:parent-style-name="Heading_20_2">
      <style:text-properties fo:language="en" fo:country="US" officeooo:rsid="00a109f5" officeooo:paragraph-rsid="00a109f5"/>
    </style:style>
    <style:style style:name="P9" style:family="paragraph" style:parent-style-name="Heading_20_2">
      <style:text-properties style:use-window-font-color="true" fo:language="en" fo:country="US" officeooo:rsid="008af283" officeooo:paragraph-rsid="00a109f5"/>
    </style:style>
    <style:style style:name="P10" style:family="paragraph" style:parent-style-name="Text_20_body">
      <style:text-properties style:use-window-font-color="true" fo:language="en" fo:country="US" officeooo:rsid="002f1bfe" officeooo:paragraph-rsid="00efec4e"/>
    </style:style>
    <style:style style:name="P11" style:family="paragraph" style:parent-style-name="Text_20_body">
      <style:text-properties style:use-window-font-color="true" fo:language="en" fo:country="US" fo:font-weight="bold" officeooo:rsid="00606890" officeooo:paragraph-rsid="00efec4e" fo:background-color="#ffff00" style:font-weight-asian="bold" style:font-weight-complex="bold"/>
    </style:style>
    <style:style style:name="P12" style:family="paragraph" style:parent-style-name="Text_20_body">
      <style:text-properties fo:language="en" fo:country="US" officeooo:paragraph-rsid="00efec4e"/>
    </style:style>
    <style:style style:name="P13" style:family="paragraph" style:parent-style-name="Text_20_body">
      <style:text-properties style:use-window-font-color="true" fo:language="en" fo:country="US" officeooo:rsid="00877594"/>
    </style:style>
    <style:style style:name="P14" style:family="paragraph" style:parent-style-name="Heading_20_2">
      <style:text-properties style:use-window-font-color="true" fo:language="en" fo:country="US" officeooo:rsid="002f1bfe"/>
    </style:style>
    <style:style style:name="P15" style:family="paragraph" style:parent-style-name="Text_20_body">
      <style:text-properties style:use-window-font-color="true" fo:language="en" fo:country="US" officeooo:paragraph-rsid="007de95d"/>
    </style:style>
    <style:style style:name="P16" style:family="paragraph" style:parent-style-name="Text_20_body">
      <style:text-properties style:use-window-font-color="true" fo:language="en" fo:country="US" officeooo:rsid="002f1bfe"/>
    </style:style>
    <style:style style:name="P17" style:family="paragraph" style:parent-style-name="Text_20_body">
      <style:text-properties fo:language="en" fo:country="US" officeooo:paragraph-rsid="007de95d"/>
    </style:style>
    <style:style style:name="P18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19" style:family="paragraph" style:parent-style-name="Text_20_body">
      <style:text-properties style:use-window-font-color="true" fo:language="en" fo:country="US" officeooo:rsid="0051b402" officeooo:paragraph-rsid="007de95d"/>
    </style:style>
    <style:style style:name="P20" style:family="paragraph" style:parent-style-name="Text_20_body">
      <style:text-properties fo:color="#ff3333" fo:language="en" fo:country="US" officeooo:rsid="004fe199" officeooo:paragraph-rsid="007de95d"/>
    </style:style>
    <style:style style:name="P21" style:family="paragraph" style:parent-style-name="Text_20_body">
      <style:text-properties style:use-window-font-color="true" fo:language="en" fo:country="US" officeooo:rsid="003c4a52" officeooo:paragraph-rsid="007de95d"/>
    </style:style>
    <style:style style:name="P22" style:family="paragraph" style:parent-style-name="Heading_20_2">
      <style:text-properties style:use-window-font-color="true" fo:language="en" fo:country="US" officeooo:rsid="0051b402" officeooo:paragraph-rsid="007de95d"/>
    </style:style>
    <style:style style:name="P23" style:family="paragraph" style:parent-style-name="Text_20_body">
      <style:text-properties fo:language="en" fo:country="US" officeooo:rsid="004c9699" officeooo:paragraph-rsid="007de95d"/>
    </style:style>
    <style:style style:name="P24" style:family="paragraph" style:parent-style-name="Text_20_body">
      <style:text-properties fo:language="en" fo:country="US" officeooo:paragraph-rsid="00f11916"/>
    </style:style>
    <style:style style:name="P25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P26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27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28" style:family="paragraph" style:parent-style-name="Standard">
      <style:text-properties fo:font-size="2pt" fo:language="en" fo:country="US" officeooo:paragraph-rsid="00fc0707" style:font-size-asian="10.5pt"/>
    </style:style>
    <style:style style:name="P29" style:family="paragraph" style:parent-style-name="Footer">
      <style:text-properties fo:language="en" fo:country="US"/>
    </style:style>
    <style:style style:name="P30" style:family="paragraph" style:parent-style-name="Text_20_body">
      <style:text-properties style:use-window-font-color="true" fo:language="en" fo:country="US" officeooo:rsid="003c4a52" officeooo:paragraph-rsid="00ebb972"/>
    </style:style>
    <style:style style:name="P31" style:family="paragraph" style:parent-style-name="Text_20_body">
      <style:text-properties style:use-window-font-color="true" fo:language="en" fo:country="US" officeooo:rsid="003c4a52" officeooo:paragraph-rsid="007de95d"/>
    </style:style>
    <style:style style:name="P32" style:family="paragraph" style:parent-style-name="Text_20_body">
      <style:text-properties style:use-window-font-color="true" fo:language="en" fo:country="US" officeooo:rsid="003e83f0" officeooo:paragraph-rsid="00ebb972"/>
    </style:style>
    <style:style style:name="P33" style:family="paragraph" style:parent-style-name="Text_20_body">
      <style:text-properties style:use-window-font-color="true" fo:language="en" fo:country="US" officeooo:rsid="00556e2b" officeooo:paragraph-rsid="00ebb972"/>
    </style:style>
    <style:style style:name="P34" style:family="paragraph" style:parent-style-name="Text_20_body">
      <style:text-properties style:use-window-font-color="true" fo:language="en" fo:country="US" fo:font-style="italic" officeooo:rsid="00556e2b" officeooo:paragraph-rsid="00ebb972" fo:background-color="#ffff00" style:font-style-asian="italic" style:font-style-complex="italic"/>
    </style:style>
    <style:style style:name="P35" style:family="paragraph" style:parent-style-name="Text_20_body">
      <style:text-properties style:use-window-font-color="true" fo:language="en" fo:country="US" officeooo:rsid="00ada2fa" officeooo:paragraph-rsid="00ebb972" fo:background-color="#ffff00"/>
    </style:style>
    <style:style style:name="P36" style:family="paragraph" style:parent-style-name="Text_20_body">
      <style:text-properties style:use-window-font-color="true" fo:language="en" fo:country="US" officeooo:rsid="002f1bfe"/>
    </style:style>
    <style:style style:name="P37" style:family="paragraph" style:parent-style-name="Text_20_body">
      <style:text-properties style:use-window-font-color="true" fo:language="en" fo:country="US" officeooo:rsid="002f1bfe" officeooo:paragraph-rsid="00efec4e"/>
    </style:style>
    <style:style style:name="P38" style:family="paragraph" style:parent-style-name="Text_20_body">
      <style:text-properties style:use-window-font-color="true" fo:language="en" fo:country="US" fo:font-weight="bold" officeooo:rsid="00606890" officeooo:paragraph-rsid="00efec4e" fo:background-color="#ffff00" style:font-weight-asian="bold" style:font-weight-complex="bold"/>
    </style:style>
    <style:style style:name="P39" style:family="paragraph" style:parent-style-name="Text_20_body">
      <style:text-properties style:use-window-font-color="true" fo:language="en" fo:country="US" officeooo:paragraph-rsid="007de95d"/>
    </style:style>
    <style:style style:name="P40" style:family="paragraph" style:parent-style-name="Text_20_body">
      <style:text-properties style:use-window-font-color="true" fo:language="en" fo:country="US" officeooo:rsid="00877594"/>
    </style:style>
    <style:style style:name="P41" style:family="paragraph" style:parent-style-name="Text_20_body">
      <style:text-properties style:use-window-font-color="true" fo:language="en" fo:country="US" officeooo:rsid="00877594" officeooo:paragraph-rsid="01590976"/>
    </style:style>
    <style:style style:name="P42" style:family="paragraph" style:parent-style-name="Text_20_body">
      <style:text-properties style:use-window-font-color="true" fo:language="en" fo:country="US" officeooo:rsid="0051b402" officeooo:paragraph-rsid="007de95d"/>
    </style:style>
    <style:style style:name="P43" style:family="paragraph" style:parent-style-name="Text_20_body">
      <style:text-properties style:use-window-font-color="true" fo:language="en" fo:country="US" officeooo:paragraph-rsid="00efec4e"/>
    </style:style>
    <style:style style:name="P44" style:family="paragraph" style:parent-style-name="Text_20_body">
      <style:text-properties style:use-window-font-color="true" fo:language="en" fo:country="GB" officeooo:rsid="01b5f3bb" officeooo:paragraph-rsid="0152aec3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>
      <style:text-properties fo:language="en" fo:country="US" officeooo:paragraph-rsid="00ebb972"/>
    </style:style>
    <style:style style:name="P47" style:family="paragraph" style:parent-style-name="Text_20_body">
      <style:text-properties fo:language="en" fo:country="US" officeooo:paragraph-rsid="00efec4e"/>
    </style:style>
    <style:style style:name="P48" style:family="paragraph" style:parent-style-name="Text_20_body">
      <style:text-properties fo:language="en" fo:country="US" officeooo:rsid="004c9699" officeooo:paragraph-rsid="007de95d"/>
    </style:style>
    <style:style style:name="P49" style:family="paragraph" style:parent-style-name="Text_20_body">
      <style:text-properties fo:language="en" fo:country="US" officeooo:paragraph-rsid="007de95d"/>
    </style:style>
    <style:style style:name="P50" style:family="paragraph" style:parent-style-name="Text_20_body">
      <style:text-properties fo:language="en" fo:country="US" officeooo:paragraph-rsid="00f11916"/>
    </style:style>
    <style:style style:name="P51" style:family="paragraph" style:parent-style-name="Text_20_body">
      <style:text-properties fo:language="en" fo:country="US" officeooo:paragraph-rsid="00f300cc"/>
    </style:style>
    <style:style style:name="P52" style:family="paragraph" style:parent-style-name="Text_20_body">
      <style:text-properties fo:language="en" fo:country="US" officeooo:paragraph-rsid="013b6f6f"/>
    </style:style>
    <style:style style:name="P53" style:family="paragraph" style:parent-style-name="Text_20_body">
      <style:text-properties fo:language="en" fo:country="US" officeooo:paragraph-rsid="014184bc"/>
    </style:style>
    <style:style style:name="P54" style:family="paragraph" style:parent-style-name="Text_20_body">
      <style:text-properties fo:language="en" fo:country="US" officeooo:paragraph-rsid="0152d301"/>
    </style:style>
    <style:style style:name="P55" style:family="paragraph" style:parent-style-name="Text_20_body">
      <style:text-properties fo:language="en" fo:country="US" officeooo:paragraph-rsid="01590976"/>
    </style:style>
    <style:style style:name="P56" style:family="paragraph" style:parent-style-name="Text_20_body">
      <style:text-properties fo:language="en" fo:country="US" officeooo:paragraph-rsid="0165d712"/>
    </style:style>
    <style:style style:name="P57" style:family="paragraph" style:parent-style-name="Text_20_body">
      <style:text-properties fo:language="en" fo:country="US" officeooo:paragraph-rsid="01695758"/>
    </style:style>
    <style:style style:name="P58" style:family="paragraph" style:parent-style-name="Text_20_body">
      <style:text-properties fo:language="en" fo:country="US" officeooo:rsid="01cbab9d" officeooo:paragraph-rsid="00f300cc" fo:background-color="#ffff00"/>
    </style:style>
    <style:style style:name="P59" style:family="paragraph" style:parent-style-name="Text_20_body">
      <style:text-properties fo:language="en" fo:country="US" officeooo:paragraph-rsid="00efec4e" fo:background-color="#ffff00"/>
    </style:style>
    <style:style style:name="P60" style:family="paragraph" style:parent-style-name="Text_20_body">
      <style:text-properties fo:language="en" fo:country="US" officeooo:paragraph-rsid="016c95f1"/>
    </style:style>
    <style:style style:name="P61" style:family="paragraph" style:parent-style-name="Text_20_body">
      <style:text-properties fo:color="#ff3333" fo:language="en" fo:country="US" officeooo:rsid="004fe199" officeooo:paragraph-rsid="007de95d"/>
    </style:style>
    <style:style style:name="P62" style:family="paragraph" style:parent-style-name="Text_20_body">
      <style:text-properties officeooo:paragraph-rsid="00efec4e"/>
    </style:style>
    <style:style style:name="P63" style:family="paragraph" style:parent-style-name="Text_20_body">
      <style:text-properties fo:language="en" fo:country="GB" officeooo:paragraph-rsid="0152aec3"/>
    </style:style>
    <style:style style:name="P64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14942b2"/>
    </style:style>
    <style:style style:name="P65" style:family="paragraph" style:parent-style-name="Standard">
      <style:text-properties fo:language="en" fo:country="GB" officeooo:paragraph-rsid="016d6fd9"/>
    </style:style>
    <style:style style:name="P66" style:family="paragraph" style:parent-style-name="Standard">
      <style:text-properties fo:language="en" fo:country="GB" officeooo:rsid="01ae50ff" officeooo:paragraph-rsid="01744d66"/>
    </style:style>
    <style:style style:name="P67" style:family="paragraph" style:parent-style-name="Standard">
      <style:text-properties style:use-window-font-color="true" fo:language="en" fo:country="GB" officeooo:rsid="01ae50ff" officeooo:paragraph-rsid="01835805"/>
    </style:style>
    <style:style style:name="P68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69" style:family="paragraph" style:parent-style-name="Text_20_body">
      <style:text-properties style:use-window-font-color="true" fo:language="en" fo:country="US" officeooo:rsid="00877594" officeooo:paragraph-rsid="0148b74f"/>
    </style:style>
    <style:style style:name="P70" style:family="paragraph" style:parent-style-name="Text_20_body">
      <style:text-properties style:use-window-font-color="true" fo:language="en" fo:country="GB" officeooo:rsid="00877594" officeooo:paragraph-rsid="01729dfd"/>
    </style:style>
    <style:style style:name="P71" style:family="paragraph" style:parent-style-name="Text_20_body">
      <style:text-properties style:use-window-font-color="true" fo:language="en" fo:country="GB" officeooo:rsid="01b5f3bb" officeooo:paragraph-rsid="01828879"/>
    </style:style>
    <style:style style:name="P72" style:family="paragraph" style:parent-style-name="Text_20_body">
      <style:text-properties fo:language="en" fo:country="US" officeooo:paragraph-rsid="01729dfd"/>
    </style:style>
    <style:style style:name="P73" style:family="paragraph" style:parent-style-name="Text_20_body">
      <style:text-properties fo:language="en" fo:country="US" officeooo:paragraph-rsid="0159c63d"/>
    </style:style>
    <style:style style:name="P74" style:family="paragraph" style:parent-style-name="Text_20_body">
      <style:text-properties fo:language="en" fo:country="US" officeooo:paragraph-rsid="0173935f"/>
    </style:style>
    <style:style style:name="P75" style:family="paragraph" style:parent-style-name="Text_20_body">
      <style:text-properties fo:language="en" fo:country="US" officeooo:paragraph-rsid="017d9916"/>
    </style:style>
    <style:style style:name="P76" style:family="paragraph" style:parent-style-name="Text_20_body">
      <style:text-properties fo:language="en" fo:country="US" officeooo:paragraph-rsid="017f8fa8"/>
    </style:style>
    <style:style style:name="P77" style:family="paragraph" style:parent-style-name="Text_20_body">
      <style:text-properties fo:language="en" fo:country="US" officeooo:paragraph-rsid="01828879"/>
    </style:style>
    <style:style style:name="P78" style:family="paragraph" style:parent-style-name="Text_20_body">
      <style:text-properties officeooo:paragraph-rsid="015ce5df"/>
    </style:style>
    <style:style style:name="P79" style:family="paragraph" style:parent-style-name="Text_20_body">
      <style:text-properties officeooo:paragraph-rsid="016d9aba"/>
    </style:style>
    <style:style style:name="P80" style:family="paragraph" style:parent-style-name="Text_20_body">
      <style:text-properties officeooo:paragraph-rsid="01729dfd"/>
    </style:style>
    <style:style style:name="P81" style:family="paragraph" style:parent-style-name="Text_20_body">
      <style:text-properties officeooo:paragraph-rsid="015daf9e"/>
    </style:style>
    <style:style style:name="P82" style:family="paragraph" style:parent-style-name="Text_20_body">
      <style:text-properties fo:language="en" fo:country="GB" officeooo:rsid="01cbab9d" officeooo:paragraph-rsid="01744d66"/>
    </style:style>
    <style:style style:name="P83" style:family="paragraph" style:parent-style-name="Text_20_body">
      <style:text-properties fo:language="en" fo:country="GB" officeooo:paragraph-rsid="01828879"/>
    </style:style>
    <style:style style:name="P84" style:family="paragraph" style:parent-style-name="Text_20_body">
      <style:text-properties officeooo:paragraph-rsid="01744d66"/>
    </style:style>
    <style:style style:name="P85" style:family="paragraph" style:parent-style-name="Heading_20_1">
      <style:text-properties fo:language="en" fo:country="US"/>
    </style:style>
    <style:style style:name="P86" style:family="paragraph" style:parent-style-name="Heading_20_2">
      <style:text-properties style:use-window-font-color="true" fo:language="en" fo:country="US" officeooo:rsid="008af283" officeooo:paragraph-rsid="00a109f5"/>
    </style:style>
    <style:style style:name="P87" style:family="paragraph" style:parent-style-name="Heading_20_2">
      <style:text-properties style:use-window-font-color="true" fo:language="en" fo:country="US" officeooo:rsid="00891e8c" officeooo:paragraph-rsid="00a109f5"/>
    </style:style>
    <style:style style:name="P88" style:family="paragraph" style:parent-style-name="Heading_20_2">
      <style:text-properties style:use-window-font-color="true" fo:language="en" fo:country="US" officeooo:rsid="002f1bfe"/>
    </style:style>
    <style:style style:name="P89" style:family="paragraph" style:parent-style-name="Heading_20_2">
      <style:text-properties style:use-window-font-color="true" fo:language="en" fo:country="US" officeooo:rsid="0051b402" officeooo:paragraph-rsid="007de95d"/>
    </style:style>
    <style:style style:name="P90" style:family="paragraph" style:parent-style-name="Heading_20_2">
      <style:text-properties fo:language="en" fo:country="US" officeooo:rsid="00a109f5" officeooo:paragraph-rsid="00a109f5"/>
    </style:style>
    <style:style style:name="P91" style:family="paragraph" style:parent-style-name="Heading_20_2">
      <style:text-properties fo:language="en" fo:country="US" officeooo:rsid="014d9878" officeooo:paragraph-rsid="01828879"/>
    </style:style>
    <style:style style:name="P92" style:family="paragraph" style:parent-style-name="Heading_20_2">
      <style:text-properties fo:language="en" fo:country="US" officeooo:paragraph-rsid="0152aec3"/>
    </style:style>
    <style:style style:name="P93" style:family="paragraph" style:parent-style-name="Heading_20_2">
      <style:text-properties fo:language="en" fo:country="US" officeooo:paragraph-rsid="00f300cc"/>
    </style:style>
    <style:style style:name="P94" style:family="paragraph" style:parent-style-name="Heading_20_2">
      <style:text-properties fo:language="en" fo:country="US" officeooo:paragraph-rsid="01744d66"/>
    </style:style>
    <style:style style:name="P95" style:family="paragraph" style:parent-style-name="Heading_20_2">
      <style:text-properties fo:language="en" fo:country="US" officeooo:paragraph-rsid="01828879"/>
    </style:style>
    <style:style style:name="P96" style:family="paragraph" style:parent-style-name="Heading_20_2">
      <style:text-properties fo:language="en" fo:country="GB" officeooo:rsid="01744d66" officeooo:paragraph-rsid="01744d66"/>
    </style:style>
    <style:style style:name="P97" style:family="paragraph" style:parent-style-name="Heading_20_2">
      <style:text-properties officeooo:paragraph-rsid="016d9aba"/>
    </style:style>
    <style:style style:name="T1" style:family="text">
      <style:text-properties style:use-window-font-color="true" fo:font-style="italic" officeooo:rsid="00556e2b" fo:background-color="#ffff00" loext:char-shading-value="0" style:font-style-asian="italic" style:font-style-complex="italic"/>
    </style:style>
    <style:style style:name="T2" style:family="text">
      <style:text-properties style:use-window-font-color="true" fo:font-style="italic" officeooo:rsid="007a2a43" fo:background-color="#ffff00" loext:char-shading-value="0" style:font-style-asian="italic" style:font-style-complex="italic"/>
    </style:style>
    <style:style style:name="T3" style:family="text">
      <style:text-properties style:use-window-font-color="true" fo:font-style="italic" officeooo:rsid="008f622c" fo:background-color="#ffff00" loext:char-shading-value="0" style:font-style-asian="italic" style:font-style-complex="italic"/>
    </style:style>
    <style:style style:name="T4" style:family="text">
      <style:text-properties style:use-window-font-color="true" officeooo:rsid="00891e8c"/>
    </style:style>
    <style:style style:name="T5" style:family="text">
      <style:text-properties style:use-window-font-color="true" officeooo:rsid="008af283"/>
    </style:style>
    <style:style style:name="T6" style:family="text">
      <style:text-properties style:use-window-font-color="true" officeooo:rsid="002f1bfe"/>
    </style:style>
    <style:style style:name="T7" style:family="text">
      <style:text-properties style:use-window-font-color="true" officeooo:rsid="005f6dde"/>
    </style:style>
    <style:style style:name="T8" style:family="text">
      <style:text-properties officeooo:rsid="00318ed6"/>
    </style:style>
    <style:style style:name="T9" style:family="text">
      <style:text-properties officeooo:rsid="00430258"/>
    </style:style>
    <style:style style:name="T10" style:family="text">
      <style:text-properties officeooo:rsid="0080b924"/>
    </style:style>
    <style:style style:name="T11" style:family="text">
      <style:text-properties fo:font-style="italic" officeooo:rsid="00430258" style:font-style-asian="italic" style:font-style-complex="italic"/>
    </style:style>
    <style:style style:name="T12" style:family="text">
      <style:text-properties style:use-window-font-color="true" officeooo:rsid="003c4a52"/>
    </style:style>
    <style:style style:name="T13" style:family="text">
      <style:text-properties fo:color="#ff3333" officeooo:rsid="003c4a52"/>
    </style:style>
    <style:style style:name="T14" style:family="text">
      <style:text-properties fo:color="#ff3333" officeooo:rsid="004fe199"/>
    </style:style>
    <style:style style:name="T15" style:family="text">
      <style:text-properties officeooo:rsid="003c4a52"/>
    </style:style>
    <style:style style:name="T16" style:family="text">
      <style:text-properties officeooo:rsid="0052fc81"/>
    </style:style>
    <style:style style:name="T17" style:family="text">
      <style:text-properties officeooo:rsid="0052ccd1"/>
    </style:style>
    <style:style style:name="T18" style:family="text">
      <style:text-properties officeooo:rsid="004fe199"/>
    </style:style>
    <style:style style:name="T19" style:family="text">
      <style:text-properties style:use-window-font-color="true" officeooo:rsid="0051b402"/>
    </style:style>
    <style:style style:name="T20" style:family="text">
      <style:text-properties style:use-window-font-color="true" officeooo:rsid="00840d51" fo:background-color="#ffff00" loext:char-shading-value="0"/>
    </style:style>
    <style:style style:name="T21" style:family="text">
      <style:text-properties style:use-window-font-color="true" officeooo:rsid="00840d51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weight="normal" officeooo:rsid="00fff46b" style:font-weight-asian="normal" style:font-weight-complex="normal"/>
    </style:style>
    <style:style style:name="T24" style:family="text">
      <style:text-properties fo:font-weight="normal" officeooo:rsid="01a50cff" style:font-weight-asian="normal" style:font-weight-complex="normal"/>
    </style:style>
    <style:style style:name="T25" style:family="text">
      <style:text-properties fo:font-weight="normal" officeooo:rsid="005d23ef" style:font-weight-asian="normal" style:font-weight-complex="normal"/>
    </style:style>
    <style:style style:name="T26" style:family="text">
      <style:text-properties fo:font-weight="normal" officeooo:rsid="01ca0626" style:font-weight-asian="normal" style:font-weight-complex="normal"/>
    </style:style>
    <style:style style:name="T27" style:family="text">
      <style:text-properties fo:font-weight="normal" officeooo:rsid="00a91991" style:font-weight-asian="normal" style:font-weight-complex="normal"/>
    </style:style>
    <style:style style:name="T28" style:family="text">
      <style:text-properties fo:font-weight="normal" officeooo:rsid="02444870" style:font-weight-asian="normal" style:font-weight-complex="normal"/>
    </style:style>
    <style:style style:name="T29" style:family="text">
      <style:text-properties fo:font-weight="normal" officeooo:rsid="01bae9ee" style:font-weight-asian="normal" style:font-weight-complex="normal"/>
    </style:style>
    <style:style style:name="T30" style:family="text">
      <style:text-properties fo:font-weight="normal" officeooo:rsid="01b915aa" style:font-weight-asian="normal" style:font-weight-complex="normal"/>
    </style:style>
    <style:style style:name="T31" style:family="text">
      <style:text-properties fo:font-weight="normal" officeooo:rsid="01e1c175" style:font-weight-asian="normal" style:font-weight-complex="normal"/>
    </style:style>
    <style:style style:name="T32" style:family="text">
      <style:text-properties fo:font-weight="normal" officeooo:rsid="02884b54" style:font-weight-asian="normal" style:font-weight-complex="normal"/>
    </style:style>
    <style:style style:name="T33" style:family="text">
      <style:text-properties fo:font-weight="normal" officeooo:rsid="01be87fb" style:font-weight-asian="normal" style:font-weight-complex="normal"/>
    </style:style>
    <style:style style:name="T34" style:family="text">
      <style:text-properties fo:font-weight="normal" officeooo:rsid="019d9f3d" style:font-weight-asian="normal" style:font-weight-complex="normal"/>
    </style:style>
    <style:style style:name="T35" style:family="text">
      <style:text-properties fo:font-weight="normal" officeooo:rsid="028d3fc4" style:font-weight-asian="normal" style:font-weight-complex="normal"/>
    </style:style>
    <style:style style:name="T36" style:family="text">
      <style:text-properties fo:font-weight="normal" officeooo:rsid="028eebf9" style:font-weight-asian="normal" style:font-weight-complex="normal"/>
    </style:style>
    <style:style style:name="T37" style:family="text">
      <style:text-properties fo:font-weight="normal" officeooo:rsid="028fc5cb" style:font-weight-asian="normal" style:font-weight-complex="normal"/>
    </style:style>
    <style:style style:name="T38" style:family="text">
      <style:text-properties fo:font-weight="normal" officeooo:rsid="01835805" style:font-weight-asian="normal" style:font-weight-complex="normal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font-style="italic" officeooo:rsid="00556e2b" fo:background-color="#ffff00" loext:char-shading-value="0" style:font-style-asian="italic" style:font-style-complex="italic"/>
    </style:style>
    <style:style style:name="T41" style:family="text">
      <style:text-properties style:use-window-font-color="true" fo:font-style="italic" officeooo:rsid="008f622c" fo:background-color="#ffff00" loext:char-shading-value="0" style:font-style-asian="italic" style:font-style-complex="italic"/>
    </style:style>
    <style:style style:name="T42" style:family="text">
      <style:text-properties style:use-window-font-color="true" fo:font-style="italic" officeooo:rsid="007a2a43" fo:background-color="#ffff00" loext:char-shading-value="0" style:font-style-asian="italic" style:font-style-complex="italic"/>
    </style:style>
    <style:style style:name="T43" style:family="text">
      <style:text-properties style:use-window-font-color="true" officeooo:rsid="00891e8c"/>
    </style:style>
    <style:style style:name="T44" style:family="text">
      <style:text-properties style:use-window-font-color="true" officeooo:rsid="008af283"/>
    </style:style>
    <style:style style:name="T45" style:family="text">
      <style:text-properties style:use-window-font-color="true" officeooo:rsid="002f1bfe"/>
    </style:style>
    <style:style style:name="T46" style:family="text">
      <style:text-properties style:use-window-font-color="true" officeooo:rsid="005f6dde"/>
    </style:style>
    <style:style style:name="T47" style:family="text">
      <style:text-properties style:use-window-font-color="true" officeooo:rsid="0051b402"/>
    </style:style>
    <style:style style:name="T48" style:family="text">
      <style:text-properties style:use-window-font-color="true" officeooo:rsid="003c4a52"/>
    </style:style>
    <style:style style:name="T49" style:family="text">
      <style:text-properties style:use-window-font-color="true" officeooo:rsid="00840d51" fo:background-color="#ffff00" loext:char-shading-value="0"/>
    </style:style>
    <style:style style:name="T50" style:family="text">
      <style:text-properties style:use-window-font-color="true" officeooo:rsid="00840d51"/>
    </style:style>
    <style:style style:name="T51" style:family="text">
      <style:text-properties style:use-window-font-color="true" fo:language="en" fo:country="US"/>
    </style:style>
    <style:style style:name="T52" style:family="text">
      <style:text-properties style:use-window-font-color="true" fo:language="en" fo:country="US" officeooo:rsid="003e83f0"/>
    </style:style>
    <style:style style:name="T53" style:family="text">
      <style:text-properties style:use-window-font-color="true" fo:language="en" fo:country="US" fo:font-weight="bold" officeooo:rsid="011cb807" style:font-weight-asian="bold" style:font-weight-complex="bold"/>
    </style:style>
    <style:style style:name="T54" style:family="text">
      <style:text-properties style:use-window-font-color="true" fo:language="en" fo:country="US" fo:font-weight="bold" officeooo:rsid="01461f10" style:font-weight-asian="bold" style:font-weight-complex="bold"/>
    </style:style>
    <style:style style:name="T55" style:family="text">
      <style:text-properties style:use-window-font-color="true" fo:language="en" fo:country="US" fo:font-weight="bold" officeooo:rsid="0052fc81" style:font-weight-asian="bold" style:font-weight-complex="bold"/>
    </style:style>
    <style:style style:name="T56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57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58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59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60" style:family="text">
      <style:text-properties style:use-window-font-color="true" fo:language="en" fo:country="US" officeooo:rsid="00a1b640"/>
    </style:style>
    <style:style style:name="T61" style:family="text">
      <style:text-properties style:use-window-font-color="true" fo:language="en" fo:country="US" officeooo:rsid="004c9699"/>
    </style:style>
    <style:style style:name="T62" style:family="text">
      <style:text-properties style:use-window-font-color="true" fo:language="en" fo:country="US" officeooo:rsid="01c64a07"/>
    </style:style>
    <style:style style:name="T63" style:family="text">
      <style:text-properties style:use-window-font-color="true" fo:language="en" fo:country="US" officeooo:rsid="01227d96"/>
    </style:style>
    <style:style style:name="T64" style:family="text">
      <style:text-properties style:use-window-font-color="true" fo:language="en" fo:country="US" officeooo:rsid="011dbb94"/>
    </style:style>
    <style:style style:name="T65" style:family="text">
      <style:text-properties style:use-window-font-color="true" fo:language="en" fo:country="US" officeooo:rsid="011cb807"/>
    </style:style>
    <style:style style:name="T66" style:family="text">
      <style:text-properties style:use-window-font-color="true" fo:language="en" fo:country="US" officeooo:rsid="00a3e1d4"/>
    </style:style>
    <style:style style:name="T67" style:family="text">
      <style:text-properties style:use-window-font-color="true" fo:language="en" fo:country="US" officeooo:rsid="0052fc81"/>
    </style:style>
    <style:style style:name="T68" style:family="text">
      <style:text-properties style:use-window-font-color="true" fo:language="en" fo:country="US" officeooo:rsid="009c1953"/>
    </style:style>
    <style:style style:name="T69" style:family="text">
      <style:text-properties style:use-window-font-color="true" fo:language="en" fo:country="US" officeooo:rsid="00a55a12"/>
    </style:style>
    <style:style style:name="T70" style:family="text">
      <style:text-properties style:use-window-font-color="true" fo:language="en" fo:country="US" officeooo:rsid="00a61bf2"/>
    </style:style>
    <style:style style:name="T71" style:family="text">
      <style:text-properties style:use-window-font-color="true" fo:language="en" fo:country="US" officeooo:rsid="0147e2a0"/>
    </style:style>
    <style:style style:name="T72" style:family="text">
      <style:text-properties style:use-window-font-color="true" fo:language="en" fo:country="US" officeooo:rsid="014d9878"/>
    </style:style>
    <style:style style:name="T73" style:family="text">
      <style:text-properties style:use-window-font-color="true" fo:language="en" fo:country="US" officeooo:rsid="0059de9a"/>
    </style:style>
    <style:style style:name="T74" style:family="text">
      <style:text-properties style:use-window-font-color="true" fo:language="en" fo:country="US" officeooo:rsid="014389ba"/>
    </style:style>
    <style:style style:name="T75" style:family="text">
      <style:text-properties style:use-window-font-color="true" fo:language="en" fo:country="US" officeooo:rsid="0072ed61"/>
    </style:style>
    <style:style style:name="T76" style:family="text">
      <style:text-properties style:use-window-font-color="true" fo:language="en" fo:country="US" officeooo:rsid="0162d931"/>
    </style:style>
    <style:style style:name="T77" style:family="text">
      <style:text-properties style:use-window-font-color="true" fo:language="en" fo:country="US" officeooo:rsid="01653cc0"/>
    </style:style>
    <style:style style:name="T78" style:family="text">
      <style:text-properties style:use-window-font-color="true" fo:language="en" fo:country="US" officeooo:rsid="0165d712"/>
    </style:style>
    <style:style style:name="T79" style:family="text">
      <style:text-properties style:use-window-font-color="true" fo:language="en" fo:country="US" fo:font-weight="normal" officeooo:rsid="011dbb94" style:font-weight-asian="normal" style:font-weight-complex="normal"/>
    </style:style>
    <style:style style:name="T80" style:family="text">
      <style:text-properties style:use-window-font-color="true" fo:language="en" fo:country="US" fo:font-weight="normal" officeooo:rsid="013436f2" style:font-weight-asian="normal" style:font-weight-complex="normal"/>
    </style:style>
    <style:style style:name="T81" style:family="text">
      <style:text-properties style:use-window-font-color="true" fo:language="en" fo:country="US" fo:font-weight="normal" officeooo:rsid="0167a0e8" style:font-weight-asian="normal" style:font-weight-complex="normal"/>
    </style:style>
    <style:style style:name="T82" style:family="text">
      <style:text-properties style:use-window-font-color="true" fo:language="en" fo:country="US" officeooo:rsid="016d9aba"/>
    </style:style>
    <style:style style:name="T83" style:family="text">
      <style:text-properties style:use-window-font-color="true" fo:language="en" fo:country="US" officeooo:rsid="014184bc"/>
    </style:style>
    <style:style style:name="T84" style:family="text">
      <style:text-properties style:use-window-font-color="true" fo:language="en" fo:country="US" officeooo:rsid="00349dfb"/>
    </style:style>
    <style:style style:name="T85" style:family="text">
      <style:text-properties style:use-window-font-color="true" fo:language="en" fo:country="US" officeooo:rsid="016f87e1"/>
    </style:style>
    <style:style style:name="T86" style:family="text">
      <style:text-properties style:use-window-font-color="true" fo:language="en" fo:country="US" officeooo:rsid="01729dfd"/>
    </style:style>
    <style:style style:name="T87" style:family="text">
      <style:text-properties style:use-window-font-color="true" fo:language="en" fo:country="US" officeooo:rsid="0173935f"/>
    </style:style>
    <style:style style:name="T88" style:family="text">
      <style:text-properties style:use-window-font-color="true" fo:language="en" fo:country="US" officeooo:rsid="017d9916"/>
    </style:style>
    <style:style style:name="T89" style:family="text">
      <style:text-properties style:use-window-font-color="true" officeooo:rsid="0038293e"/>
    </style:style>
    <style:style style:name="T90" style:family="text">
      <style:text-properties style:use-window-font-color="true" style:font-name="Liberation Sans1" fo:language="en" fo:country="US" officeooo:rsid="00a55a12" style:font-size-asian="10.5pt"/>
    </style:style>
    <style:style style:name="T91" style:family="text">
      <style:text-properties style:use-window-font-color="true" officeooo:rsid="004fb46e"/>
    </style:style>
    <style:style style:name="T92" style:family="text">
      <style:text-properties style:use-window-font-color="true" officeooo:rsid="01c64a07"/>
    </style:style>
    <style:style style:name="T93" style:family="text">
      <style:text-properties style:use-window-font-color="true" officeooo:rsid="004c9699"/>
    </style:style>
    <style:style style:name="T94" style:family="text">
      <style:text-properties style:use-window-font-color="true" officeooo:rsid="00ebb972"/>
    </style:style>
    <style:style style:name="T95" style:family="text">
      <style:text-properties style:use-window-font-color="true" fo:font-weight="normal" officeooo:rsid="00318ed6" style:font-weight-asian="normal" style:font-weight-complex="normal"/>
    </style:style>
    <style:style style:name="T96" style:family="text">
      <style:text-properties style:use-window-font-color="true" fo:font-weight="normal" officeooo:rsid="002c7a2e" style:font-weight-asian="normal" style:font-weight-complex="normal"/>
    </style:style>
    <style:style style:name="T97" style:family="text">
      <style:text-properties style:use-window-font-color="true" fo:font-weight="normal" officeooo:rsid="01a9daf3" style:font-weight-asian="normal" style:font-weight-complex="normal"/>
    </style:style>
    <style:style style:name="T98" style:family="text">
      <style:text-properties style:use-window-font-color="true" fo:font-weight="normal" officeooo:rsid="01f72f3f" style:font-weight-asian="normal" style:font-weight-complex="normal"/>
    </style:style>
    <style:style style:name="T99" style:family="text">
      <style:text-properties style:use-window-font-color="true" officeooo:rsid="003e83f0"/>
    </style:style>
    <style:style style:name="T100" style:family="text">
      <style:text-properties style:use-window-font-color="true" officeooo:rsid="009d6315"/>
    </style:style>
    <style:style style:name="T101" style:family="text">
      <style:text-properties style:use-window-font-color="true" officeooo:rsid="009a3ca4"/>
    </style:style>
    <style:style style:name="T102" style:family="text">
      <style:text-properties style:use-window-font-color="true" officeooo:rsid="00ececdd"/>
    </style:style>
    <style:style style:name="T103" style:family="text">
      <style:text-properties style:use-window-font-color="true" officeooo:rsid="002c68fc"/>
    </style:style>
    <style:style style:name="T104" style:family="text">
      <style:text-properties style:use-window-font-color="true" officeooo:rsid="0053925c"/>
    </style:style>
    <style:style style:name="T105" style:family="text">
      <style:text-properties style:use-window-font-color="true" officeooo:rsid="00989bc7"/>
    </style:style>
    <style:style style:name="T106" style:family="text">
      <style:text-properties style:use-window-font-color="true" officeooo:rsid="00430258"/>
    </style:style>
    <style:style style:name="T107" style:family="text">
      <style:text-properties style:use-window-font-color="true" officeooo:rsid="00d900a0"/>
    </style:style>
    <style:style style:name="T108" style:family="text">
      <style:text-properties style:use-window-font-color="true" fo:font-weight="bold" officeooo:rsid="0074c792" style:font-weight-asian="bold" style:font-weight-complex="bold"/>
    </style:style>
    <style:style style:name="T109" style:family="text">
      <style:text-properties style:use-window-font-color="true" fo:font-weight="bold" officeooo:rsid="00bc0794" style:font-weight-asian="bold" style:font-weight-complex="bold"/>
    </style:style>
    <style:style style:name="T110" style:family="text">
      <style:text-properties style:use-window-font-color="true" fo:font-weight="bold" officeooo:rsid="004fb46e" style:font-weight-asian="bold" style:font-weight-complex="bold"/>
    </style:style>
    <style:style style:name="T111" style:family="text">
      <style:text-properties style:use-window-font-color="true" fo:font-weight="bold" officeooo:rsid="01a9daf3" style:font-weight-asian="bold" style:font-weight-complex="bold"/>
    </style:style>
    <style:style style:name="T112" style:family="text">
      <style:text-properties style:use-window-font-color="true" fo:font-weight="bold" officeooo:rsid="0173ca4b" style:font-weight-asian="bold" style:font-weight-complex="bold"/>
    </style:style>
    <style:style style:name="T113" style:family="text">
      <style:text-properties style:use-window-font-color="true" fo:font-weight="bold" officeooo:rsid="01769b26" style:font-weight-asian="bold" style:font-weight-complex="bold"/>
    </style:style>
    <style:style style:name="T114" style:family="text">
      <style:text-properties style:use-window-font-color="true" officeooo:rsid="01276325"/>
    </style:style>
    <style:style style:name="T115" style:family="text">
      <style:text-properties style:use-window-font-color="true" officeooo:rsid="0128beb9"/>
    </style:style>
    <style:style style:name="T116" style:family="text">
      <style:text-properties style:use-window-font-color="true" officeooo:rsid="0059de9a"/>
    </style:style>
    <style:style style:name="T117" style:family="text">
      <style:text-properties style:use-window-font-color="true" officeooo:rsid="0074c792"/>
    </style:style>
    <style:style style:name="T118" style:family="text">
      <style:text-properties style:use-window-font-color="true" officeooo:rsid="01387add"/>
    </style:style>
    <style:style style:name="T119" style:family="text">
      <style:text-properties style:use-window-font-color="true" officeooo:rsid="013faad5"/>
    </style:style>
    <style:style style:name="T120" style:family="text">
      <style:text-properties style:use-window-font-color="true" officeooo:rsid="014b0013"/>
    </style:style>
    <style:style style:name="T121" style:family="text">
      <style:text-properties style:use-window-font-color="true" officeooo:rsid="0159c63d"/>
    </style:style>
    <style:style style:name="T122" style:family="text">
      <style:text-properties style:use-window-font-color="true" officeooo:rsid="015a9151"/>
    </style:style>
    <style:style style:name="T123" style:family="text">
      <style:text-properties style:use-window-font-color="true" officeooo:rsid="00d3b397"/>
    </style:style>
    <style:style style:name="T124" style:family="text">
      <style:text-properties style:use-window-font-color="true" officeooo:rsid="0167a0e8"/>
    </style:style>
    <style:style style:name="T125" style:family="text">
      <style:text-properties style:use-window-font-color="true" officeooo:rsid="0162d931"/>
    </style:style>
    <style:style style:name="T126" style:family="text">
      <style:text-properties style:use-window-font-color="true" officeooo:rsid="0173ca4b"/>
    </style:style>
    <style:style style:name="T127" style:family="text">
      <style:text-properties style:use-window-font-color="true" officeooo:rsid="0179ee58"/>
    </style:style>
    <style:style style:name="T128" style:family="text">
      <style:text-properties style:use-window-font-color="true" officeooo:rsid="017d9916"/>
    </style:style>
    <style:style style:name="T129" style:family="text">
      <style:text-properties style:use-window-font-color="true" officeooo:rsid="0180b0f0"/>
    </style:style>
    <style:style style:name="T130" style:family="text">
      <style:text-properties officeooo:rsid="00318ed6"/>
    </style:style>
    <style:style style:name="T131" style:family="text">
      <style:text-properties officeooo:rsid="00430258"/>
    </style:style>
    <style:style style:name="T132" style:family="text">
      <style:text-properties officeooo:rsid="0080b924"/>
    </style:style>
    <style:style style:name="T133" style:family="text">
      <style:text-properties fo:font-style="italic" officeooo:rsid="00430258" style:font-style-asian="italic" style:font-style-complex="italic"/>
    </style:style>
    <style:style style:name="T134" style:family="text">
      <style:text-properties officeooo:rsid="004fe199"/>
    </style:style>
    <style:style style:name="T135" style:family="text">
      <style:text-properties fo:color="#ff3333" officeooo:rsid="003c4a52"/>
    </style:style>
    <style:style style:name="T136" style:family="text">
      <style:text-properties fo:color="#ff3333" officeooo:rsid="004fe199"/>
    </style:style>
    <style:style style:name="T137" style:family="text">
      <style:text-properties officeooo:rsid="003c4a52"/>
    </style:style>
    <style:style style:name="T138" style:family="text">
      <style:text-properties officeooo:rsid="0052fc81"/>
    </style:style>
    <style:style style:name="T139" style:family="text">
      <style:text-properties officeooo:rsid="0052ccd1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officeooo:rsid="0137c3d3" style:font-weight-asian="bold" style:font-weight-complex="bold"/>
    </style:style>
    <style:style style:name="T142" style:family="text">
      <style:text-properties fo:font-weight="bold" officeooo:rsid="01bae9ee" style:font-weight-asian="bold" style:font-weight-complex="bold"/>
    </style:style>
    <style:style style:name="T143" style:family="text">
      <style:text-properties fo:font-weight="bold" officeooo:rsid="01e1c175" style:font-weight-asian="bold" style:font-weight-complex="bold"/>
    </style:style>
    <style:style style:name="T144" style:family="text">
      <style:text-properties fo:font-weight="bold" officeooo:rsid="02884b54" style:font-weight-asian="bold" style:font-weight-complex="bold"/>
    </style:style>
    <style:style style:name="T145" style:family="text">
      <style:text-properties fo:font-weight="bold" officeooo:rsid="01485375" style:font-weight-asian="bold" style:font-weight-complex="bold"/>
    </style:style>
    <style:style style:name="T146" style:family="text">
      <style:text-properties fo:font-weight="bold" officeooo:rsid="01c64a07" style:font-weight-asian="bold" style:font-weight-complex="bold"/>
    </style:style>
    <style:style style:name="T147" style:family="text">
      <style:text-properties fo:font-weight="bold" officeooo:rsid="01f23e38" style:font-weight-asian="bold" style:font-weight-complex="bold"/>
    </style:style>
    <style:style style:name="T148" style:family="text">
      <style:text-properties fo:font-weight="bold" officeooo:rsid="028a3423" style:font-weight-asian="bold" style:font-weight-complex="bold"/>
    </style:style>
    <style:style style:name="T149" style:family="text">
      <style:text-properties fo:font-weight="bold" officeooo:rsid="019d9f3d" style:font-weight-asian="bold" style:font-weight-complex="bold"/>
    </style:style>
    <style:style style:name="T150" style:family="text">
      <style:text-properties fo:font-weight="bold" officeooo:rsid="0173935f" style:font-weight-asian="bold" style:font-weight-complex="bold"/>
    </style:style>
    <style:style style:name="T151" style:family="text">
      <style:text-properties fo:language="en" fo:country="US"/>
    </style:style>
    <style:style style:name="T152" style:family="text">
      <style:text-properties fo:language="en" fo:country="US" officeooo:rsid="0139c662"/>
    </style:style>
    <style:style style:name="T153" style:family="text">
      <style:text-properties fo:language="en" fo:country="US" officeooo:rsid="0167a0e8"/>
    </style:style>
    <style:style style:name="T154" style:family="text">
      <style:text-properties fo:language="en" fo:country="US" fo:font-weight="bold" officeooo:rsid="0167a0e8" style:font-weight-asian="bold" style:font-weight-complex="bold"/>
    </style:style>
    <style:style style:name="T155" style:family="text">
      <style:text-properties officeooo:rsid="0029da6a"/>
    </style:style>
    <style:style style:name="T156" style:family="text">
      <style:text-properties officeooo:rsid="008e6ad1"/>
    </style:style>
    <style:style style:name="T157" style:family="text">
      <style:text-properties officeooo:rsid="005f6dde"/>
    </style:style>
    <style:style style:name="T158" style:family="text">
      <style:text-properties officeooo:rsid="01c64a07"/>
    </style:style>
    <style:style style:name="T159" style:family="text">
      <style:text-properties officeooo:rsid="01213f6d"/>
    </style:style>
    <style:style style:name="T160" style:family="text">
      <style:text-properties officeooo:rsid="0137c3d3"/>
    </style:style>
    <style:style style:name="T161" style:family="text">
      <style:text-properties officeooo:rsid="01485375"/>
    </style:style>
    <style:style style:name="T162" style:family="text">
      <style:text-properties officeooo:rsid="015a9151"/>
    </style:style>
    <style:style style:name="T163" style:family="text">
      <style:text-properties officeooo:rsid="0162d931"/>
    </style:style>
    <style:style style:name="T164" style:family="text">
      <style:text-properties officeooo:rsid="01695758"/>
    </style:style>
    <style:style style:name="T165" style:family="text">
      <style:text-properties fo:language="en" fo:country="GB"/>
    </style:style>
    <style:style style:name="T166" style:family="text">
      <style:text-properties fo:language="en" fo:country="GB" officeooo:rsid="01cbab9d"/>
    </style:style>
    <style:style style:name="T167" style:family="text">
      <style:text-properties fo:language="en" fo:country="GB" officeooo:rsid="028a3423"/>
    </style:style>
    <style:style style:name="T168" style:family="text">
      <style:text-properties fo:language="en" fo:country="GB" officeooo:rsid="01f85f6a"/>
    </style:style>
    <style:style style:name="T169" style:family="text">
      <style:text-properties fo:language="en" fo:country="GB" fo:font-weight="bold" officeooo:rsid="01f85f6a" style:font-weight-asian="bold" style:font-weight-complex="bold"/>
    </style:style>
    <style:style style:name="T170" style:family="text">
      <style:text-properties fo:language="en" fo:country="GB" fo:font-weight="normal" officeooo:rsid="01f9085a" style:font-weight-asian="normal" style:font-weight-complex="normal"/>
    </style:style>
    <style:style style:name="T171" style:family="text">
      <style:text-properties officeooo:rsid="0283ff6b"/>
    </style:style>
    <style:style style:name="T172" style:family="text">
      <style:text-properties officeooo:rsid="01cbab9d"/>
    </style:style>
    <style:style style:name="T173" style:family="text">
      <style:text-properties officeooo:rsid="01ae50ff"/>
    </style:style>
    <style:style style:name="T174" style:family="text">
      <style:text-properties officeooo:rsid="0223d127"/>
    </style:style>
    <style:style style:name="T175" style:family="text">
      <style:text-properties officeooo:rsid="019d9f3d"/>
    </style:style>
    <style:style style:name="T176" style:family="text">
      <style:text-properties officeooo:rsid="017d9916"/>
    </style:style>
    <style:style style:name="T177" style:family="text">
      <style:text-properties officeooo:rsid="017e13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7918832" text:id="ct117918832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17925216" text:id="ct117925216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29649120" text:id="ct12964912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17922416" text:id="ct117922416">
          <text:deletion>
            <office:change-info>
              <dc:creator>Luc Saffre</dc:creator>
              <dc:date>2017-02-16T11:47:00</dc:date>
            </office:change-info>
            <text:p text:style-name="P1">C</text:p>
          </text:deletion>
        </text:changed-region>
        <text:changed-region xml:id="ct117941024" text:id="ct11794102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17926640" text:id="ct11792664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17928976" text:id="ct117928976">
          <text:deletion>
            <office:change-info>
              <dc:creator>Luc Saffre</dc:creator>
              <dc:date>2017-02-16T11:47:00</dc:date>
            </office:change-info>
            <text:p text:style-name="P2">T</text:p>
          </text:deletion>
        </text:changed-region>
        <text:changed-region xml:id="ct117929440" text:id="ct11792944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17938688" text:id="ct117938688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117926176" text:id="ct117926176">
          <text:deletion>
            <office:change-info>
              <dc:creator>Tanel Saimre</dc:creator>
              <dc:date>2017-01-25T17:31:00</dc:date>
            </office:change-info>
            <text:p text:style-name="P3">in</text:p>
          </text:deletion>
        </text:changed-region>
        <text:changed-region xml:id="ct117951248" text:id="ct117951248">
          <text:insertion>
            <office:change-info>
              <dc:creator>Luc Saffre</dc:creator>
              <dc:date>2017-02-09T05:48:00</dc:date>
            </office:change-info>
          </text:insertion>
        </text:changed-region>
        <text:changed-region xml:id="ct117951904" text:id="ct117951904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117952848" text:id="ct117952848">
          <text:deletion>
            <office:change-info>
              <dc:creator>Luc Saffre</dc:creator>
              <dc:date>2017-02-09T05:49:00</dc:date>
            </office:change-info>
            <text:p text:style-name="P4"><text:span text:style-name="T1"><text:s/>a </text:span><text:span text:style-name="T2">bonus pater familias</text:span><text:span text:style-name="T3">as</text:span></text:p>
          </text:deletion>
        </text:changed-region>
        <text:changed-region xml:id="ct117952352" text:id="ct117952352">
          <text:deletion>
            <office:change-info>
              <dc:creator>Tanel Saimre</dc:creator>
              <dc:date>2017-01-25T17:31:00</dc:date>
            </office:change-info>
            <text:p text:style-name="P5"><text:s/>way</text:p>
          </text:deletion>
        </text:changed-region>
        <text:changed-region xml:id="ct117952128" text:id="ct117952128">
          <text:deletion>
            <office:change-info>
              <dc:creator>Luc Saffre</dc:creator>
              <dc:date>2017-02-09T05:49:00</dc:date>
            </office:change-info>
            <text:p text:style-name="P4"><text:span text:style-name="T1">. </text:span><text:span text:style-name="T3">[ZZZ I’m not sure this is legally meaningful]</text:span></text:p>
          </text:deletion>
        </text:changed-region>
        <text:changed-region xml:id="ct117921856" text:id="ct117921856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17938384" text:id="ct117938384">
          <text:deletion>
            <office:change-info>
              <dc:creator>Luc Saffre</dc:creator>
              <dc:date>2017-02-16T11:47:00</dc:date>
            </office:change-info>
            <text:p text:style-name="P1">M</text:p>
          </text:deletion>
        </text:changed-region>
        <text:changed-region xml:id="ct117947952" text:id="ct117947952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17932960" text:id="ct117932960">
          <text:format-change>
            <office:change-info>
              <dc:creator>Luc Saffre</dc:creator>
              <dc:date>2017-02-15T17:09:00</dc:date>
            </office:change-info>
          </text:format-change>
        </text:changed-region>
        <text:changed-region xml:id="ct117947088" text:id="ct117947088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117949056" text:id="ct117949056">
          <text:deletion>
            <office:change-info>
              <dc:creator>Luc Saffre</dc:creator>
              <dc:date>2017-02-09T06:18:00</dc:date>
            </office:change-info>
            <text:p text:style-name="P6"><text:s/></text:p>
          </text:deletion>
        </text:changed-region>
        <text:changed-region xml:id="ct117950000" text:id="ct117950000">
          <text:deletion>
            <office:change-info>
              <dc:creator>Luc Saffre</dc:creator>
              <dc:date>2017-02-09T05:37:00</dc:date>
            </office:change-info>
            <text:p text:style-name="P6"/>
            <text:p text:style-name="P6"/>
          </text:deletion>
        </text:changed-region>
        <text:changed-region xml:id="ct117955712" text:id="ct117955712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29408096" text:id="ct129408096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17961248" text:id="ct117961248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17963920" text:id="ct117963920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17966624" text:id="ct117966624">
          <text:insertion>
            <office:change-info>
              <dc:creator>Luc Saffre</dc:creator>
              <dc:date>2017-02-09T06:01:00</dc:date>
            </office:change-info>
          </text:insertion>
        </text:changed-region>
        <text:changed-region xml:id="ct117970672" text:id="ct117970672">
          <text:insertion>
            <office:change-info>
              <dc:creator>Luc Saffre</dc:creator>
              <dc:date>2017-02-09T06:02:00</dc:date>
            </office:change-info>
          </text:insertion>
        </text:changed-region>
        <text:changed-region xml:id="ct117972592" text:id="ct117972592">
          <text:insertion>
            <office:change-info>
              <dc:creator>Luc Saffre</dc:creator>
              <dc:date>2017-02-09T06:03:00</dc:date>
            </office:change-info>
          </text:insertion>
        </text:changed-region>
        <text:changed-region xml:id="ct117976368" text:id="ct117976368">
          <text:insertion>
            <office:change-info>
              <dc:creator>Luc Saffre</dc:creator>
              <dc:date>2017-02-09T06:04:00</dc:date>
            </office:change-info>
          </text:insertion>
        </text:changed-region>
        <text:changed-region xml:id="ct117978448" text:id="ct117978448">
          <text:insertion>
            <office:change-info>
              <dc:creator>Luc Saffre</dc:creator>
              <dc:date>2017-02-09T06:05:00</dc:date>
            </office:change-info>
          </text:insertion>
        </text:changed-region>
        <text:changed-region xml:id="ct117977888" text:id="ct117977888">
          <text:insertion>
            <office:change-info>
              <dc:creator>Luc Saffre</dc:creator>
              <dc:date>2017-02-09T06:06:00</dc:date>
            </office:change-info>
          </text:insertion>
        </text:changed-region>
        <text:changed-region xml:id="ct117964144" text:id="ct117964144">
          <text:insertion>
            <office:change-info>
              <dc:creator>Luc Saffre</dc:creator>
              <dc:date>2017-02-09T05:59:00</dc:date>
            </office:change-info>
          </text:insertion>
        </text:changed-region>
        <text:changed-region xml:id="ct117984864" text:id="ct117984864">
          <text:deletion>
            <office:change-info>
              <dc:creator>Luc Saffre</dc:creator>
              <dc:date>2017-02-09T05:51:00</dc:date>
            </office:change-info>
            <text:h text:style-name="P7" text:outline-level="2">Downtime</text:h>
          </text:deletion>
        </text:changed-region>
        <text:changed-region xml:id="ct117984640" text:id="ct117984640">
          <text:deletion>
            <office:change-info>
              <dc:creator>Luc Saffre</dc:creator>
              <dc:date>2017-02-09T05:35:00</dc:date>
            </office:change-info>
            <text:h text:style-name="P8" text:outline-level="2"><text:span text:style-name="T4"><text:s/></text:span><text:span text:style-name="T5">and </text:span></text:h>
          </text:deletion>
        </text:changed-region>
        <text:changed-region xml:id="ct117984416" text:id="ct117984416">
          <text:deletion>
            <office:change-info>
              <dc:creator>Luc Saffre</dc:creator>
              <dc:date>2017-02-09T05:51:00</dc:date>
            </office:change-info>
            <text:h text:style-name="P9" text:outline-level="2">data loss</text:h>
          </text:deletion>
        </text:changed-region>
        <text:changed-region xml:id="ct117984192" text:id="ct117984192">
          <text:deletion>
            <office:change-info>
              <dc:creator>Luc Saffre</dc:creator>
              <dc:date>2017-02-09T05:29:00</dc:date>
            </office:change-info>
            <text:p text:style-name="P10">In case the </text:p>
          </text:deletion>
        </text:changed-region>
        <text:changed-region xml:id="ct117389568" text:id="ct117389568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117949280" text:id="ct117949280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17977088" text:id="ct117977088">
          <text:deletion>
            <office:change-info>
              <dc:creator>Luc Saffre</dc:creator>
              <dc:date>2017-02-09T05:29:00</dc:date>
            </office:change-info>
            <text:p text:style-name="P10">caused by the Provider </text:p>
          </text:deletion>
        </text:changed-region>
        <text:changed-region xml:id="ct117947616" text:id="ct117947616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17955456" text:id="ct117955456">
          <text:deletion>
            <office:change-info>
              <dc:creator>Luc Saffre</dc:creator>
              <dc:date>2017-02-09T05:29:00</dc:date>
            </office:change-info>
            <text:p text:style-name="P10">we </text:p>
          </text:deletion>
        </text:changed-region>
        <text:changed-region xml:id="ct117952576" text:id="ct117952576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17976592" text:id="ct117976592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17953904" text:id="ct117953904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117954128" text:id="ct117954128">
          <text:deletion>
            <office:change-info>
              <dc:creator>Luc Saffre</dc:creator>
              <dc:date>2017-02-14T12:33:00</dc:date>
            </office:change-info>
            <text:p text:style-name="P11">(week?) </text:p>
          </text:deletion>
        </text:changed-region>
        <text:changed-region xml:id="ct117964720" text:id="ct117964720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117961840" text:id="ct117961840">
          <text:deletion>
            <office:change-info>
              <dc:creator>Luc Saffre</dc:creator>
              <dc:date>2017-02-14T12:34:00</dc:date>
            </office:change-info>
            <text:p text:style-name="P12"><text:span text:style-name="T6"><text:s/></text:span><text:span text:style-name="T7">(ZZZ seems not very much)</text:span></text:p>
          </text:deletion>
        </text:changed-region>
        <text:changed-region xml:id="ct118016816" text:id="ct118016816">
          <text:deletion>
            <office:change-info>
              <dc:creator>Luc Saffre</dc:creator>
              <dc:date>2017-02-14T12:39:00</dc:date>
            </office:change-info>
            <text:p text:style-name="P13"/>
            <text:p text:style-name="P13"/>
          </text:deletion>
        </text:changed-region>
        <text:changed-region xml:id="ct118016592" text:id="ct118016592">
          <text:deletion>
            <office:change-info>
              <dc:creator>Luc Saffre</dc:creator>
              <dc:date>2017-02-09T05:59:00</dc:date>
            </office:change-info>
            <text:p text:style-name="P13">The Provider </text:p>
          </text:deletion>
        </text:changed-region>
        <text:changed-region xml:id="ct118016368" text:id="ct118016368">
          <text:deletion>
            <office:change-info>
              <dc:creator>Luc Saffre</dc:creator>
              <dc:date>2017-02-09T05:27:00</dc:date>
            </office:change-info>
            <text:p text:style-name="P13">U</text:p>
          </text:deletion>
        </text:changed-region>
        <text:changed-region xml:id="ct118016144" text:id="ct118016144">
          <text:deletion>
            <office:change-info>
              <dc:creator>Luc Saffre</dc:creator>
              <dc:date>2017-02-09T05:59:00</dc:date>
            </office:change-info>
            <text:p text:style-name="P13">pgrades the system regularly at times agreed with the Client in a way such as to cause minimal disruption to operations. </text:p>
          </text:deletion>
        </text:changed-region>
        <text:changed-region xml:id="ct118015920" text:id="ct118015920">
          <text:deletion>
            <office:change-info>
              <dc:creator>Luc Saffre</dc:creator>
              <dc:date>2017-02-09T05:55:00</dc:date>
            </office:change-info>
            <text:p text:style-name="P13">The downtime caused by a scheduled maintenance operation is not counted into the yearly limit.</text:p>
          </text:deletion>
        </text:changed-region>
        <text:changed-region xml:id="ct118014720" text:id="ct118014720">
          <text:deletion>
            <office:change-info>
              <dc:creator>Luc Saffre</dc:creator>
              <dc:date>2017-02-09T06:06:00</dc:date>
            </office:change-info>
            <text:p text:style-name="P13"/>
            <text:p text:style-name="P13"/>
          </text:deletion>
        </text:changed-region>
        <text:changed-region xml:id="ct118014496" text:id="ct118014496">
          <text:deletion>
            <office:change-info>
              <dc:creator>Luc Saffre</dc:creator>
              <dc:date>2017-02-09T05:26:00</dc:date>
            </office:change-info>
            <text:h text:style-name="P14" text:outline-level="2"><text:span text:style-name="T8">The Provider cannot be made responsible for security problems</text:span> caused by <text:span text:style-name="T9">the Client's inadvertence, including but not limited to malware on their system and granting inappropriate user permissions, giving SSH</text:span> access to the server to end-user<text:span text:style-name="T10">s</text:span> or <text:span text:style-name="T10">unauthorized third parties.</text:span></text:h>
            <text:p text:style-name="P15"><text:span text:style-name="T8">This SLA does not apply in circumstances that could be reasonably said to be beyond the Supplier’s control (</text:span><text:span text:style-name="T11">force majeure</text:span><text:span text:style-name="T9">) including but not limited to natural or man-made disasters, </text:span>regionwide internet disruptions or power loss.</text:p>
            <text:p text:style-name="P16">No compensation if it is clearly a case of an outside attack (DDOS or similar). DDOS protection can be bought from third party providers for additional cost covered by the client.</text:p>
          </text:deletion>
        </text:changed-region>
        <text:changed-region xml:id="ct117990368" text:id="ct117990368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117994032" text:id="ct117994032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118002288" text:id="ct118002288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118028016" text:id="ct118028016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118013040" text:id="ct118013040">
          <text:insertion>
            <office:change-info>
              <dc:creator>Luc Saffre</dc:creator>
              <dc:date>2017-02-15T17:37:00</dc:date>
            </office:change-info>
          </text:insertion>
        </text:changed-region>
        <text:changed-region xml:id="ct118006144" text:id="ct118006144">
          <text:deletion>
            <office:change-info>
              <dc:creator>Luc Saffre</dc:creator>
              <dc:date>2017-02-16T11:50:00</dc:date>
            </office:change-info>
            <text:p text:style-name="P17"><text:span text:style-name="T12">. Response times for emergency support (investigating the problem, coming up with a fix) are </text:span><text:span text:style-name="T13">2 hours during business hours and 4 hours outside business hours</text:span><text:span text:style-name="T14">. </text:span></text:p>
            <text:list xml:id="list6590224324362478737" text:style-name="L1">
              <text:list-item>
                <text:p text:style-name="P18"><text:span text:style-name="T15">Offsite b</text:span>ackup plans<text:span text:style-name="T16"> with third party providers.</text:span></text:p>
              </text:list-item>
            </text:list>
            <text:p text:style-name="P19"><text:span text:style-name="T17">Assistance</text:span> with buying protection <text:span text:style-name="T17">against DDOS</text:span> and similar attacks from third party providers. </text:p>
            <text:p text:style-name="P20"/>
          </text:deletion>
        </text:changed-region>
        <text:changed-region xml:id="ct117968080" text:id="ct117968080">
          <text:deletion>
            <office:change-info>
              <dc:creator>Luc Saffre</dc:creator>
              <dc:date>2017-02-15T17:08:00</dc:date>
            </office:change-info>
            <text:p text:style-name="P21"><text:s/>(Mon-Fri 9:00-1</text:p>
          </text:deletion>
        </text:changed-region>
        <text:changed-region xml:id="ct118014944" text:id="ct118014944">
          <text:deletion>
            <office:change-info>
              <dc:creator>Luc Saffre</dc:creator>
              <dc:date>2017-02-15T17:07:00</dc:date>
            </office:change-info>
            <text:p text:style-name="P21">8</text:p>
          </text:deletion>
        </text:changed-region>
        <text:changed-region xml:id="ct118008720" text:id="ct118008720">
          <text:deletion>
            <office:change-info>
              <dc:creator>Luc Saffre</dc:creator>
              <dc:date>2017-02-15T17:08:00</dc:date>
            </office:change-info>
            <text:p text:style-name="P21">:00)</text:p>
          </text:deletion>
        </text:changed-region>
        <text:changed-region xml:id="ct117986544" text:id="ct117986544">
          <text:deletion>
            <office:change-info>
              <dc:creator>Luc Saffre</dc:creator>
              <dc:date>2017-02-16T11:50:00</dc:date>
            </office:change-info>
            <text:p text:style-name="P21">business hours</text:p>
          </text:deletion>
        </text:changed-region>
        <text:changed-region xml:id="ct118027248" text:id="ct118027248">
          <text:deletion>
            <office:change-info>
              <dc:creator>Luc Saffre</dc:creator>
              <dc:date>2017-02-15T17:09:00</dc:date>
            </office:change-info>
            <text:p text:style-name="P21">normal </text:p>
          </text:deletion>
        </text:changed-region>
        <text:changed-region xml:id="ct118015552" text:id="ct118015552">
          <text:deletion>
            <office:change-info>
              <dc:creator>Luc Saffre</dc:creator>
              <dc:date>2017-02-16T11:50:00</dc:date>
            </office:change-info>
            <text:h text:style-name="P22" text:outline-level="2">Extra services</text:h>
            <text:p text:style-name="P23">The Provider can provide the following services for an extra fee negotiated separately<text:span text:style-name="T18">:</text:span></text:p>
            <text:p text:style-name="P17"><text:span text:style-name="T19">24/</text:span><text:span text:style-name="T12">7</text:span><text:span text:style-name="T19"> </text:span><text:span text:style-name="T12">Critical Issues S</text:span><text:span text:style-name="T19">upport </text:span><text:span text:style-name="T12">that monitors the server and takes care of critical issues (</text:span><text:span text:style-name="T19">connection problems </text:span><text:span text:style-name="T12">on Provider side, severe s</text:span><text:span text:style-name="T19">erver </text:span><text:span text:style-name="T12">problems, and similar). All non-critical issues will be dealt with during </text:span></text:p>
          </text:deletion>
        </text:changed-region>
        <text:changed-region xml:id="ct118026768" text:id="ct118026768">
          <text:deletion>
            <office:change-info>
              <dc:creator>Tanel Saimre</dc:creator>
              <dc:date>2017-01-25T17:37:00</dc:date>
            </office:change-info>
            <text:p text:style-name="P24"><text:span text:style-name="T20">(can go away:)</text:span><text:span text:style-name="T21"> </text:span></text:p>
          </text:deletion>
        </text:changed-region>
        <text:changed-region xml:id="ct116330848" text:id="ct116330848">
          <text:insertion>
            <office:change-info>
              <dc:creator>Luc Saffre</dc:creator>
              <dc:date>2017-02-16T12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85" text:outline-level="1">Lino <text:span text:style-name="T155">Hosting Agreement</text:span></text:h>
      <text:p text:style-name="P65"><text:span text:style-name="T175">(</text:span><text:span text:style-name="T175"><text:sequence text:ref-name="refStep0" text:name="Step" style:num-format="1">1</text:sequence></text:span><text:span text:style-name="T175">) This is a Service Level Agreement between </text:span><text:span text:style-name="T149">Rumma &amp; Ko</text:span><text:span text:style-name="T175"> as Provider and </text:span><text:span text:style-name="T149">[...]</text:span><text:span text:style-name="T175"> as </text:span><text:span text:style-name="T34">Client</text:span><text:span text:style-name="T175">.</text:span></text:p>
      <text:p text:style-name="P79"><text:span text:style-name="T62">(</text:span><text:span text:style-name="T62"><text:sequence text:ref-name="refStep1" text:name="Step" text:formula="ooow:Step+1" style:num-format="1">2</text:sequence></text:span><text:span text:style-name="T62">) </text:span><text:span text:style-name="T82">Summary: </text:span><text:span text:style-name="T61">The Provider </text:span><text:span text:style-name="T64">set</text:span><text:span text:style-name="T82">s</text:span><text:span text:style-name="T64"> up, maintain</text:span><text:span text:style-name="T82">s</text:span><text:span text:style-name="T64"> </text:span><text:span text:style-name="T82">and gives support for </text:span><text:span text:style-name="T65">a </text:span><text:span text:style-name="T53">server machine</text:span><text:span text:style-name="T151"> (“Server”) </text:span><text:span text:style-name="T152">suitable for hosting </text:span><text:span text:style-name="T153">up to </text:span><text:span text:style-name="T154">[Count]</text:span><text:span text:style-name="T153"> </text:span><text:span text:style-name="T79">Lino </text:span><text:span text:style-name="T80">a</text:span><text:span text:style-name="T79">pplication</text:span><text:span text:style-name="T81">s</text:span><text:span text:style-name="T79">. </text:span></text:p>
      <text:h text:style-name="P97" text:outline-level="2"><text:span text:style-name="T61">T</text:span><text:span text:style-name="T74">he Server</text:span></text:h>
      <text:p text:style-name="P78"><text:change-start text:change-id="ct117918832"/><text:span text:style-name="T62">(</text:span><text:span text:style-name="T62"><text:sequence text:ref-name="refStep2" text:name="Step" text:formula="ooow:Step+1" style:num-format="1">3</text:sequence></text:span><text:span text:style-name="T62">) </text:span><text:change-end text:change-id="ct117918832"/><text:change-start text:change-id="ct117925216"/><text:span text:style-name="T62">The Provider </text:span><text:change-end text:change-id="ct117925216"/><text:span text:style-name="T85">decides which technology or third-party provider to use, </text:span><text:change-start text:change-id="ct129649120"/><text:span text:style-name="T62">c</text:span><text:change-end text:change-id="ct129649120"/><text:change text:change-id="ct117922416"/><text:span text:style-name="T62">arries out the i</text:span><text:span text:style-name="T51">nitial system and domain </text:span><text:span text:style-name="T83">name </text:span><text:span text:style-name="T51">setup</text:span><text:span text:style-name="T84">.</text:span></text:p>
      <text:p text:style-name="P52">(<text:sequence text:ref-name="refStep3" text:name="Step" text:formula="ooow:Step+1" style:num-format="1">4</text:sequence>) <text:span text:style-name="T92">The Provider </text:span><text:span text:style-name="T115">en</text:span><text:span text:style-name="T114">sure</text:span><text:span text:style-name="T115">s</text:span><text:span text:style-name="T114"> that t</text:span>he data <text:span text:style-name="T159">is physically stored within </text:span>the territory of the European Union.</text:p>
      <text:p text:style-name="P80"><text:change-start text:change-id="ct117941024"/><text:span text:style-name="T62">(</text:span><text:span text:style-name="T62"><text:sequence text:ref-name="refStep5" text:name="Step" text:formula="ooow:Step+1" style:num-format="1">5</text:sequence></text:span><text:span text:style-name="T62">) The Provider </text:span><text:change-end text:change-id="ct117941024"/><text:span text:style-name="T86">grants </text:span><text:span text:style-name="T78">secure shell </text:span><text:span text:style-name="T51">access </text:span><text:span text:style-name="T78">(SSH) </text:span><text:span text:style-name="T51">to the </text:span><text:span text:style-name="T78">S</text:span><text:span text:style-name="T51">erve</text:span><text:span text:style-name="T86">r</text:span><text:span text:style-name="T52"> <text:s/>to the </text:span><text:span text:style-name="T63">C</text:span><text:span text:style-name="T52">lient</text:span><text:span text:style-name="T86">'s application developer.</text:span></text:p>
      <text:p text:style-name="P56"><text:span text:style-name="T92">(</text:span><text:span text:style-name="T92"><text:sequence text:ref-name="refStep6" text:name="Step" text:formula="ooow:Step+1" style:num-format="1">6</text:sequence></text:span><text:span text:style-name="T92">) The Client installs and maintains any </text:span><text:span text:style-name="T124">a</text:span><text:span text:style-name="T92">pplication software on the Server. </text:span></text:p>
      <text:p text:style-name="P56"><text:change-start text:change-id="ct117926640"/><text:span text:style-name="T92">(</text:span><text:span text:style-name="T92"><text:sequence text:ref-name="refStep7" text:name="Step" text:formula="ooow:Step+1" style:num-format="1">7</text:sequence></text:span><text:span text:style-name="T92">) </text:span><text:span text:style-name="T12">The Provider </text:span><text:change-end text:change-id="ct117926640"/><text:change text:change-id="ct117928976"/><text:change-start text:change-id="ct117929440"/><text:span text:style-name="T94">t</text:span><text:change-end text:change-id="ct117929440"/><text:span text:style-name="T99">akes all </text:span><text:change-start text:change-id="ct117938688"/><text:span text:style-name="T100">reasonable </text:span><text:change-end text:change-id="ct117938688"/><text:span text:style-name="T99">security measures necessary for protecting the </text:span><text:change text:change-id="ct117926176"/><text:span text:style-name="T118">Server </text:span><text:change-start text:change-id="ct117951248"/><text:span text:style-name="T100">against un</text:span><text:change-end text:change-id="ct117951248"/><text:change-start text:change-id="ct117951904"/><text:span text:style-name="T100">authorized access.</text:span><text:change-end text:change-id="ct117951904"/><text:change text:change-id="ct117952848"/><text:change text:change-id="ct117952352"/><text:change text:change-id="ct117952128"/></text:p>
      <text:p text:style-name="P45"><text:change-start text:change-id="ct117921856"/>(<text:sequence text:ref-name="refStep9" text:name="Step" text:formula="ooow:Step+1" style:num-format="1">8</text:sequence>) The Provider <text:change-end text:change-id="ct117921856"/><text:change text:change-id="ct117938384"/><text:change-start text:change-id="ct117947952"/>m<text:change-end text:change-id="ct117947952"/>akes <text:change-start text:change-id="ct117932960"/>nightly <text:span text:style-name="T140">backups</text:span> <text:change-end text:change-id="ct117932960"/>of data and can restore the server to last night's <text:span text:style-name="T160">state upon the Client's request.</text:span><text:change-start text:change-id="ct117947088"/></text:p>
      <text:p text:style-name="P62"><text:change-end text:change-id="ct117947088"/><text:change text:change-id="ct117949056"/><text:change text:change-id="ct117950000"/><text:change-start text:change-id="ct117955712"/><text:span text:style-name="T62">(</text:span><text:span text:style-name="T62"><text:sequence text:ref-name="refStep10" text:name="Step" text:formula="ooow:Step+1" style:num-format="1">9</text:sequence></text:span><text:span text:style-name="T62">) </text:span><text:span text:style-name="T66">The </text:span><text:change-end text:change-id="ct117955712"/><text:span text:style-name="T87">P</text:span><text:change-start text:change-id="ct129408096"/><text:span text:style-name="T66">rovider e</text:span><text:span text:style-name="T67">nsures </text:span><text:span text:style-name="T68">[</text:span><text:span text:style-name="T67">99.8%</text:span><text:span text:style-name="T68">]</text:span><text:span text:style-name="T67"> </text:span><text:change-end text:change-id="ct129408096"/><text:span text:style-name="T54">server </text:span><text:change-start text:change-id="ct117961248"/><text:span text:style-name="T55">uptime</text:span><text:span text:style-name="T67"> </text:span><text:span text:style-name="T60">during </text:span><text:span text:style-name="T151">business hours ([Business hours:</text:span><text:change-end text:change-id="ct117961248"/><text:span text:style-name="T151"> </text:span><text:change-start text:change-id="ct117963920"/><text:span text:style-name="T151">Mon-Fri 9:00-19:00 Estonian time], except legal holidays in Estonia).</text:span><text:change-end text:change-id="ct117963920"/><text:change-start text:change-id="ct117966624"/><text:span text:style-name="T151"> </text:span><text:span text:style-name="T69">[Approximately 365 days – 10 holidays</text:span><text:change-end text:change-id="ct117966624"/><text:change-start text:change-id="ct117970672"/><text:span text:style-name="T69"> = 355 days, </text:span><text:span text:style-name="T90">i.e.</text:span><text:span text:style-name="T69"> 355 / 7 * 5 = </text:span><text:change-end text:change-id="ct117970672"/><text:change-start text:change-id="ct117972592"/><text:span text:style-name="T69">250 business days per year</text:span><text:change-end text:change-id="ct117972592"/><text:change-start text:change-id="ct117976368"/><text:span text:style-name="T69">, </text:span><text:span text:style-name="T90">i.e.</text:span><text:span text:style-name="T69"> </text:span><text:change-end text:change-id="ct117976368"/><text:change-start text:change-id="ct117978448"/><text:span text:style-name="T69">2500 hours per year, </text:span><text:span text:style-name="T70">2500 * 0.002 = 5 hours per year downtime is tol</text:span><text:change-end text:change-id="ct117978448"/><text:change-start text:change-id="ct117977888"/><text:span text:style-name="T70">erated.</text:span><text:change-end text:change-id="ct117977888"/><text:span text:style-name="T71">]</text:span><text:change-start text:change-id="ct117964144"/></text:p>
      <text:p text:style-name="P12"><text:change-end text:change-id="ct117964144"/><text:change text:change-id="ct117984864"/><text:change text:change-id="ct117984640"/><text:change text:change-id="ct117984416"/><text:change text:change-id="ct117984192"/><text:change-start text:change-id="ct117389568"/><text:span text:style-name="T92">(</text:span><text:span text:style-name="T92"><text:sequence text:ref-name="refStep11" text:name="Step" text:formula="ooow:Step+1" style:num-format="1">10</text:sequence></text:span><text:span text:style-name="T92">) </text:span><text:change-end text:change-id="ct117389568"/><text:change-start text:change-id="ct117949280"/><text:span text:style-name="T105">Server </text:span><text:change-end text:change-id="ct117949280"/><text:span text:style-name="T6">downtime </text:span><text:change text:change-id="ct117977088"/><text:change-start text:change-id="ct117947616"/><text:span text:style-name="T105">which </text:span><text:change-end text:change-id="ct117947616"/><text:span text:style-name="T6">exceeds the limit set in this Agreement </text:span><text:change text:change-id="ct117955456"/><text:change-start text:change-id="ct117952576"/><text:span text:style-name="T105">is </text:span><text:change-end text:change-id="ct117952576"/><text:span text:style-name="T6">compensate</text:span><text:change-start text:change-id="ct117976592"/><text:span text:style-name="T105">d</text:span><text:change-end text:change-id="ct117976592"/><text:span text:style-name="T6"> </text:span><text:change-start text:change-id="ct117953904"/><text:span text:style-name="T140">by one day </text:span><text:change-end text:change-id="ct117953904"/><text:change text:change-id="ct117954128"/><text:change-start text:change-id="ct117964720"/><text:span text:style-name="T140">of free services per hour </text:span><text:change-end text:change-id="ct117964720"/><text:span text:style-name="T6">of downtime.</text:span></text:p>
      <text:p text:style-name="P69"><text:span text:style-name="T158">(</text:span><text:span text:style-name="T158"><text:sequence text:ref-name="refStep12" text:name="Step" text:formula="ooow:Step+1" style:num-format="1">11</text:sequence></text:span><text:span text:style-name="T158">) </text:span>The Provider upgrades the <text:span text:style-name="T140">system </text:span><text:span text:style-name="T145">software </text:span><text:span text:style-name="T161">when needed </text:span>at times agreed with the Client in a way such as to cause minimal disruption to operations. <text:span text:style-name="T157">The downtime caused by a scheduled maintenance operation is not counted into the agreed limit.</text:span></text:p>
      <text:p text:style-name="P72"><text:span text:style-name="T92">(</text:span><text:span text:style-name="T92"><text:sequence text:ref-name="refStep26" text:name="Step" text:formula="ooow:Step+1" style:num-format="1">12</text:sequence></text:span><text:span text:style-name="T92">) </text:span><text:span text:style-name="T93">The Client </text:span><text:span text:style-name="T102">u</text:span><text:span text:style-name="T91">se</text:span><text:span text:style-name="T103">s</text:span><text:span text:style-name="T91"> the system </text:span><text:span text:style-name="T103">only </text:span><text:span text:style-name="T91">as intended </text:span><text:span text:style-name="T103">for the purpose of running the </text:span><text:span text:style-name="T122">A</text:span><text:span text:style-name="T103">pplication. The client refrains from using the server for other purposes</text:span><text:span text:style-name="T104"> or</text:span><text:span text:style-name="T103"> overloading the server either on purpose o</text:span><text:span text:style-name="T104">r</text:span><text:span text:style-name="T103"> by accident.</text:span></text:p>
      <text:p text:style-name="P72"><text:span text:style-name="T92">(</text:span><text:span text:style-name="T92"><text:sequence text:ref-name="refStep4" text:name="Step" text:formula="ooow:Step+1" style:num-format="1">13</text:sequence></text:span><text:span text:style-name="T92">) </text:span><text:span text:style-name="T123">The Client remains owner of the data </text:span><text:span text:style-name="T119">stored on the Server</text:span><text:span text:style-name="T123">. </text:span><text:span text:style-name="T107">The Provider has no permission whatsoever of using it.</text:span></text:p>
      <text:p text:style-name="P70"><text:span text:style-name="T29"/></text:p>
      <text:h text:style-name="Heading_20_2" text:outline-level="2"><text:change text:change-id="ct117961840"/>Support</text:h>
      <text:p text:style-name="P55">(<text:sequence text:ref-name="refStep13" text:name="Step" text:formula="ooow:Step+1" style:num-format="1">14</text:sequence>) The Provider <text:span text:style-name="T160">ensures </text:span><text:span text:style-name="T140">technical </text:span><text:span text:style-name="T150">assistance </text:span>to the Client<text:span text:style-name="T160">'s application developer</text:span> for problems related to the integration of the <text:s/>application to the operating system, including but not limited to configuration of mail transfer agent, database and web server.</text:p>
      <text:p text:style-name="P41"><text:span text:style-name="T158">(</text:span><text:span text:style-name="T158"><text:sequence text:ref-name="refStep14" text:name="Step" text:formula="ooow:Step+1" style:num-format="1">15</text:sequence></text:span><text:span text:style-name="T158">) The Provider declares being able of keeping the Application alive in </text:span><text:span text:style-name="T146">stable mode </text:span><text:span text:style-name="T158">if the Client decides to stop maintaining the Application.</text:span></text:p>
      <text:p text:style-name="P57">(<text:sequence text:ref-name="refStep15" text:name="Step" text:formula="ooow:Step+1" style:num-format="1">16</text:sequence>) The Provider <text:span text:style-name="T160">ensures </text:span><text:span text:style-name="T141">end-user </text:span><text:span text:style-name="T140">support </text:span>to the Client<text:span text:style-name="T160"> </text:span>for <text:span text:style-name="T160">any </text:span>problems <text:span text:style-name="T160">with the Server.</text:span></text:p>
      <text:p text:style-name="P73"><text:span text:style-name="T92">(</text:span><text:span text:style-name="T92"><text:sequence text:ref-name="refStep16" text:name="Step" text:formula="ooow:Step+1" style:num-format="1">17</text:sequence></text:span><text:span text:style-name="T92">) The Client r</text:span><text:span text:style-name="T39">eport</text:span><text:span text:style-name="T103">s</text:span><text:span text:style-name="T39"> </text:span><text:span text:style-name="T103">any problems </text:span><text:span text:style-name="T121">with </text:span><text:span text:style-name="T103">the Server as soon as possible </text:span></text:p>
      <text:p text:style-name="P74"><text:span text:style-name="T92">(</text:span><text:span text:style-name="T92"><text:sequence text:ref-name="refStep8" text:name="Step" text:formula="ooow:Step+1" style:num-format="1">18</text:sequence></text:span><text:span text:style-name="T92">) The Provider r</text:span><text:span text:style-name="T91">esponds to any critical server issue during business hours </text:span><text:span text:style-name="T110">within 4 hours</text:span><text:span text:style-name="T91"> and resolves it as quickly as possible. </text:span></text:p>
      <text:p text:style-name="P53"><text:span text:style-name="T92">(</text:span><text:span text:style-name="T92"><text:sequence text:ref-name="refStep17" text:name="Step" text:formula="ooow:Step+1" style:num-format="1">19</text:sequence></text:span><text:span text:style-name="T92">) The Client a</text:span><text:span text:style-name="T39">nswer</text:span><text:span text:style-name="T103">s</text:span><text:span text:style-name="T39"> to callback question </text:span><text:span text:style-name="T103">from the Provider and p</text:span><text:span text:style-name="T39">rovide</text:span><text:span text:style-name="T103">s</text:span><text:span text:style-name="T39"> any information needed to solve </text:span><text:span text:style-name="T103">the </text:span><text:span text:style-name="T39">problem </text:span><text:span text:style-name="T103">to the best of their ability. </text:span></text:p>
      <text:h text:style-name="P96" text:outline-level="2">Service reports</text:h>
      <text:p text:style-name="P66">(<text:sequence text:ref-name="refStep22" text:name="Step" text:formula="ooow:Step+1" style:num-format="1">20</text:sequence>) The Provider <text:span text:style-name="T171">writes detailed </text:span><text:span text:style-name="T147">service </text:span><text:span text:style-name="T140">report</text:span><text:span text:style-name="T148">s</text:span> <text:span text:style-name="T172">showing the work they invested into the project.</text:span></text:p>
      <text:p text:style-name="P84"><text:span text:style-name="T166">(</text:span><text:span text:style-name="T166"><text:sequence text:ref-name="refStep23" text:name="Step" text:formula="ooow:Step+1" style:num-format="1">21</text:sequence></text:span><text:span text:style-name="T166">) </text:span><text:span text:style-name="T167">Any reported work done by the </text:span><text:span text:style-name="T166">Provider</text:span><text:span text:style-name="T168"> for </text:span><text:span text:style-name="T166">this project </text:span><text:span text:style-name="T168">is to be </text:span><text:span text:style-name="T169">paid per hour by the Client </text:span><text:span text:style-name="T168">unless it was </text:span><text:span text:style-name="T170">caused </text:span><text:span text:style-name="T165">by the Provider's fault.</text:span></text:p>
      <text:p text:style-name="P82"><text:span text:style-name="T173">(</text:span><text:span text:style-name="T173"><text:sequence text:ref-name="refStep24" text:name="Step" text:formula="ooow:Step+1" style:num-format="1">22</text:sequence></text:span><text:span text:style-name="T173">) </text:span>The <text:span text:style-name="T174">Provider writes invoices for hourly work either in advance or afterwards.</text:span></text:p>
      <text:h text:style-name="P94" text:outline-level="2"><text:span text:style-name="T176">Base </text:span>fee</text:h>
      <text:p text:style-name="P81"><text:span text:style-name="T62">(</text:span><text:span text:style-name="T62"><text:sequence text:ref-name="refStep18" text:name="Step" text:formula="ooow:Step+1" style:num-format="1">23</text:sequence></text:span><text:span text:style-name="T62">) </text:span><text:span text:style-name="T73">The </text:span><text:span text:style-name="T72">Client </text:span><text:span text:style-name="T77">agrees to </text:span><text:span text:style-name="T72">pay a </text:span><text:span text:style-name="T58">base </text:span><text:span text:style-name="T59">fee </text:span><text:span text:style-name="T75">fixed to </text:span><text:span text:style-name="T57">[BaseFee] </text:span><text:span text:style-name="T76">on </text:span><text:span text:style-name="T56">[Date]</text:span><text:span text:style-name="T76">.</text:span></text:p>
      <text:p text:style-name="P75"><text:span text:style-name="T92">(</text:span><text:span text:style-name="T92"><text:sequence text:ref-name="refStep20" text:name="Step" text:formula="ooow:Step+1" style:num-format="1">24</text:sequence></text:span><text:span text:style-name="T92">) The Provider issues invoices as agreed, <text:s/>mentioning the covered period on each invoice.</text:span></text:p>
      <text:p text:style-name="P75"><text:span text:style-name="T92">(</text:span><text:span text:style-name="T92"><text:sequence text:ref-name="refStep36" text:name="Step" text:formula="ooow:Step+1" style:num-format="1">25</text:sequence></text:span><text:span text:style-name="T92">) </text:span><text:span text:style-name="T76">The </text:span><text:span text:style-name="T128">base </text:span><text:span text:style-name="T76">fee </text:span><text:span text:style-name="T126">includes a credit of </text:span><text:span text:style-name="T112">[</text:span><text:span text:style-name="T113">Fee</text:span><text:span text:style-name="T112">Credit]</text:span><text:span text:style-name="T126"> support hours. </text:span><text:span text:style-name="T128">This credit becomes void if the support is not used during the covered period.</text:span></text:p>
      <text:p text:style-name="P76"><text:span text:style-name="T92">(</text:span><text:span text:style-name="T92"><text:sequence text:ref-name="refStep19" text:name="Step" text:formula="ooow:Step+1" style:num-format="1">26</text:sequence></text:span><text:span text:style-name="T92">) </text:span>The <text:span text:style-name="T177">base </text:span>fee is adapted <text:span text:style-name="T127">for every invoice </text:span>according to the <text:span text:style-name="T156"><text:s/></text:span><text:span text:style-name="T140">consumer price index</text:span> published by the national statistics board in the client's country.</text:p>
      <text:p text:style-name="P75"><text:span text:style-name="T92">(</text:span><text:span text:style-name="T92"><text:sequence text:ref-name="refStep21" text:name="Step" text:formula="ooow:Step+1" style:num-format="1">27</text:sequence></text:span><text:span text:style-name="T92">) The </text:span><text:span text:style-name="T129">base </text:span><text:span text:style-name="T92">fee </text:span><text:span text:style-name="T116">may be adapted </text:span><text:span text:style-name="T127">for every invoice </text:span><text:span text:style-name="T117">depending on </text:span><text:span text:style-name="T108">changed circumstances or market situation</text:span><text:span text:style-name="T117">. In case the fee increases by more than </text:span><text:span text:style-name="T108">5%</text:span><text:span text:style-name="T117">, the Provider must announce the price change at least </text:span><text:span text:style-name="T109">three </text:span><text:span text:style-name="T108">month</text:span><text:span text:style-name="T109">s</text:span><text:span text:style-name="T108"> </text:span><text:span text:style-name="T117">in advance.</text:span></text:p>
      <text:h text:style-name="P92" text:outline-level="2"><text:change text:change-id="ct118016816"/><text:change text:change-id="ct118016592"/><text:change text:change-id="ct118016368"/><text:change text:change-id="ct118016144"/><text:change text:change-id="ct118015920"/><text:change text:change-id="ct118014720"/><text:change text:change-id="ct118014496"/><text:change-start text:change-id="ct117990368"/>Disclaimer</text:h>
      <text:p text:style-name="P43"><text:span text:style-name="T158">(</text:span><text:span text:style-name="T158"><text:sequence text:ref-name="refStep29" text:name="Step" text:formula="ooow:Step+1" style:num-format="1">28</text:sequence></text:span><text:span text:style-name="T158">) This </text:span><text:change-end text:change-id="ct117990368"/><text:span text:style-name="T158">Agreement</text:span><text:change-start text:change-id="ct117994032"/><text:span text:style-name="T158"> does not apply in circumstances that could be reasonably said to be beyond the Supplier’s control (</text:span><text:span text:style-name="T11">force majeure</text:span><text:span text:style-name="T9">) including but not limited to natural or man-made disasters, </text:span>regionwide internet disruptions or power loss.</text:p>
      <text:p text:style-name="P45">(<text:sequence text:ref-name="refStep30" text:name="Step" text:formula="ooow:Step+1" style:num-format="1">29</text:sequence>) The Provider <text:change-end text:change-id="ct117994032"/>is not <text:change-start text:change-id="ct118002288"/>responsible for problems caused by the <text:change-end text:change-id="ct118002288"/>application <text:span text:style-name="T164">software maintained by the Client</text:span><text:change-start text:change-id="ct118028016"/>, including but not limited to regressions or data corruption caused by an upgrade or bug.</text:p>
      <text:p text:style-name="P43"><text:soft-page-break/><text:span text:style-name="T158">(</text:span><text:span text:style-name="T158"><text:sequence text:ref-name="refStep31" text:name="Step" text:formula="ooow:Step+1" style:num-format="1">30</text:sequence></text:span><text:span text:style-name="T158">) The Provider cannot be made responsible for problems</text:span> caused by <text:span text:style-name="T9">the Client's inadvertence, including but not limited to malware on their system and granting inappropriate user permissions, giving SSH</text:span> server access to <text:span text:style-name="T10">unauthorized third parties.</text:span></text:p>
      <text:p text:style-name="P59"><text:span text:style-name="T92">(</text:span><text:span text:style-name="T92"><text:sequence text:ref-name="refStep32" text:name="Step" text:formula="ooow:Step+1" style:num-format="1">31</text:sequence></text:span><text:span text:style-name="T92">) </text:span><text:span text:style-name="T6">No compensation if it is clearly a case of an outside attack (</text:span><text:span text:style-name="T104">DDOS</text:span><text:span text:style-name="T6"> or similar). D</text:span><text:span text:style-name="T104">DOS</text:span><text:span text:style-name="T6"> protection can be bought </text:span><text:span text:style-name="T106">from third party providers </text:span><text:span text:style-name="T6">for additional cost covered by the client.</text:span><text:change-end text:change-id="ct118028016"/><text:change-start text:change-id="ct118013040"/></text:p>
      <text:h text:style-name="P91" text:outline-level="2"><text:change-end text:change-id="ct118013040"/><text:span text:style-name="T101">M</text:span><text:span text:style-name="T39">iscellaneous</text:span></text:h>
      <text:p text:style-name="P77"><text:span text:style-name="T92">(</text:span><text:span text:style-name="T92"><text:sequence text:ref-name="refStep25" text:name="Step" text:formula="ooow:Step+1" style:num-format="1">32</text:sequence></text:span><text:span text:style-name="T92">) The Client pa</text:span><text:span text:style-name="T103">ys the </text:span><text:span text:style-name="T120">invoices issued by the Provider </text:span><text:span text:style-name="T103">by the agreed time.</text:span></text:p>
      <text:p text:style-name="P83"><text:span text:style-name="T29">(</text:span><text:span text:style-name="T29"><text:sequence text:ref-name="refStep27" text:name="Step" text:formula="ooow:Step+1" style:num-format="1">33</text:sequence></text:span><text:span text:style-name="T29">) B</text:span><text:span text:style-name="T30">oth parties do their best </text:span><text:span text:style-name="T31">for </text:span><text:span text:style-name="T97">maintain</text:span><text:span text:style-name="T98">ing</text:span><text:span text:style-name="T97"> </text:span><text:span text:style-name="T111">good com­munication </text:span><text:span text:style-name="T97">with </text:span><text:span text:style-name="T98">each other </text:span><text:span text:style-name="T97">at all times.</text:span></text:p>
      <text:p text:style-name="P71"><text:span text:style-name="T29">(</text:span><text:span text:style-name="T29"><text:sequence text:ref-name="refStep28" text:name="Step" text:formula="ooow:Step+1" style:num-format="1">34</text:sequence></text:span><text:span text:style-name="T29">) B</text:span><text:span text:style-name="T30">oth parties do their best </text:span><text:span text:style-name="T31">for </text:span><text:span text:style-name="T142">avoid</text:span><text:span text:style-name="T143">ing</text:span><text:span text:style-name="T142"> and resolv</text:span><text:span text:style-name="T143">ing</text:span><text:span text:style-name="T142"> </text:span><text:span text:style-name="T144">any </text:span><text:span text:style-name="T142">problem </text:span><text:span text:style-name="T32">that might occur</text:span><text:span text:style-name="T33">.</text:span></text:p>
      <text:p text:style-name="P67"><text:span text:style-name="T33">(</text:span><text:span text:style-name="T33"><text:sequence text:ref-name="refStep37" text:name="Step" text:formula="ooow:Step+1" style:num-format="1">35</text:sequence></text:span><text:span text:style-name="T33">) </text:span><text:span text:style-name="T35">Either party has the right to </text:span><text:span text:style-name="T36">terminate </text:span><text:span text:style-name="T35">this Agreement if the other </text:span><text:span text:style-name="T38">p</text:span><text:span text:style-name="T35">arty fails to do their responsibility.</text:span><text:span text:style-name="T36"> </text:span><text:span text:style-name="T37">Such </text:span><text:span text:style-name="T36"><text:s/>termination </text:span><text:span text:style-name="T37">and its reason </text:span><text:span text:style-name="T36">must be communicated in </text:span><text:span text:style-name="T37">a </text:span><text:span text:style-name="T36">written </text:span><text:span text:style-name="T37">statement</text:span><text:span text:style-name="T36">.</text:span></text:p>
      <text:h text:style-name="P95" text:outline-level="2"><text:change text:change-id="ct118006144"/><text:change text:change-id="ct117968080"/><text:change text:change-id="ct118014944"/><text:change text:change-id="ct118008720"/><text:change text:change-id="ct117986544"/><text:change text:change-id="ct118027248"/><text:change text:change-id="ct118015552"/><text:span text:style-name="T89">T</text:span><text:span text:style-name="T39">ermination</text:span></text:h>
      <text:p text:style-name="P54"><text:change text:change-id="ct118026768"/>(<text:sequence text:ref-name="refStep33" text:name="Step" text:formula="ooow:Step+1" style:num-format="1">36</text:sequence>) Upon termination of this contract, the Provider must provide to the Client a snapshot containing all relevant information for running the application on another computer. This includes the database content, the information about installed software packages and local settings.</text:p>
      <text:h text:style-name="P93" text:outline-level="2"><text:change-start text:change-id="ct116330848"/>Signatures</text:h>
      <text:p text:style-name="P58"><text:span text:style-name="T26">(</text:span><text:span text:style-name="T26"><text:sequence text:ref-name="refStep34" text:name="Step" text:formula="ooow:Step+1" style:num-format="1">37</text:sequence></text:span><text:span text:style-name="T26">) </text:span><text:span text:style-name="T95">This </text:span><text:span text:style-name="T96">is a confidential </text:span><text:span text:style-name="T95">agreement </text:span><text:span text:style-name="T96">signed between the Provider and the Client. Both parties keep it confidential from other parties. </text:span></text:p>
      <text:p text:style-name="P51"><text:span text:style-name="T24">(</text:span><text:span text:style-name="T24"><text:sequence text:ref-name="refStep35" text:name="Step" text:formula="ooow:Step+1" style:num-format="1">38</text:sequence></text:span><text:span text:style-name="T24">) T</text:span><text:span text:style-name="T25">he parties acknowledge that they have read and understand this Agreement and accept the duties and obligations set forth herein.</text:span><text:change-end text:change-id="ct116330848"/></text:p>
      <text:p text:style-name="P64"><text:span text:style-name="T27">(Dates, names and signatures)<text:line-break/><text:line-break/><text:line-break/><text:line-break/></text:span><text:span text:style-name="T25"><text:line-break/></text:span><text:span text:style-name="T28">Client: <text:tab/><text:line-break/><text:line-break/><text:line-break/><text:line-break/><text:line-break/><text:line-break/>Provid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loext:contextual-spacing="false" fo:line-height="100%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.01mm" fo:margin-bottom="1.01mm" loext:contextual-spacing="false" fo:text-indent="0mm" style:auto-text-indent="false" style:page-number="auto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1.99mm" fo:margin-bottom="1.01mm" loext:contextual-spacing="false" fo:text-indent="0mm" style:auto-text-indent="false" style:page-number="auto"/>
      <style:text-properties fo:font-size="12pt" fo:font-weight="bold" style:font-size-asian="115%" style:font-weight-asian="bold" style:font-size-complex="115%" style:font-weight-complex="600"/>
    </style:style>
    <style:style style:name="Footer" style:family="paragraph" style:parent-style-name="Standard" style:auto-update="true" style:class="extra" style:master-page-name="">
      <style:paragraph-properties style:page-number="auto" text:number-lines="false" text:line-number="0">
        <style:tab-stops>
          <style:tab-stop style:position="92.57mm" style:type="center"/>
          <style:tab-stop style:position="184.73m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8pt"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4" style:family="paragraph" style:parent-style-name="Standard">
      <style:text-properties fo:font-size="2pt" fo:language="en" fo:country="US" officeooo:paragraph-rsid="00fc0707" style:font-size-asian="10.5pt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10mm" fo:margin-left="14.99mm" fo:margin-right="10mm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3333ff" fo:border-left="none" fo:border-right="none" fo:padding="0.49mm" style:shadow="none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1" text:anchor-type="as-char" svg:width="117.37mm" style:rel-width="100%" svg:height="14.89mm" style:rel-height="scale" draw:z-index="1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2" text:anchor-type="as-char" svg:width="16.3mm" svg:height="14.99mm" draw:z-index="3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3"><text:span text:style-name="MT1">Rumma &amp; Ko OÜ<text:line-break/></text:span><text:span text:style-name="MT2">www.saffre-rumma.net</text:span></text:p>
            </table:table-cell>
          </table:table-row>
        </table:table>
        <text:p text:style-name="MP4"/>
      </style:header>
      <style:footer>
        <text:p text:style-name="MP5"><text:tab/>Lino Hosting Agreement <text:date style:data-style-name="N84" text:date-value="2017-02-20T06:58:09.130328572">2017-02-20</text:date> <text:s/><text:time style:data-style-name="N40" text:time-value="2017-02-20T06:58:09.130495162">06:58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02-20T06:58:09.041629682</dc:date>
    <meta:editing-duration>P1DT6H38M39S</meta:editing-duration>
    <meta:editing-cycles>321</meta:editing-cycles>
    <meta:generator>LibreOffice/5.1.4.2$Linux_X86_64 LibreOffice_project/10m0$Build-2</meta:generator>
    <dc:creator>Luc Saffre</dc:creator>
    <meta:document-statistic meta:table-count="1" meta:image-count="2" meta:object-count="0" meta:page-count="2" meta:paragraph-count="52" meta:word-count="957" meta:character-count="5918" meta:non-whitespace-character-count="4984"/>
  </office:meta>
</office:document-meta>
</file>